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.AppleSystemUIFont" svg:font-family=".AppleSystemUIFont" style:font-family-generic="roman" svg:panose-1="0 0 0 0 0 0 0 0 0 0"/>
    <style:font-face style:name="UICTFontTextStyleBody" svg:font-family="UICTFontTextStyleBody" style:font-family-generic="roman" svg:panose-1="0 0 0 0 0 0 0 0 0 0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6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8" style:parent-style-name="Normal" style:family="paragraph">
      <style:paragraph-properties fo:margin-bottom="0in" fo:line-height="100%"/>
    </style:style>
    <style:style style:name="T8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6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40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61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6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75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8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91" style:parent-style-name="Normal" style:family="paragraph">
      <style:paragraph-properties fo:margin-bottom="0in" fo:line-height="100%"/>
    </style:style>
    <style:style style:name="T19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05" style:parent-style-name="Normal" style:family="paragraph">
      <style:paragraph-properties fo:margin-bottom="0in" fo:line-height="100%"/>
    </style:style>
    <style:style style:name="T2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0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20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2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30" style:parent-style-name="Normal" style:family="paragraph">
      <style:paragraph-properties fo:margin-bottom="0in" fo:line-height="100%"/>
    </style:style>
    <style:style style:name="T2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40" style:parent-style-name="Normal" style:family="paragraph">
      <style:paragraph-properties fo:margin-bottom="0in" fo:line-height="100%"/>
    </style:style>
    <style:style style:name="T2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46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55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56" style:parent-style-name="Normal" style:family="paragraph">
      <style:paragraph-properties fo:margin-bottom="0in" fo:line-height="100%"/>
    </style:style>
    <style:style style:name="T2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62" style:parent-style-name="Normal" style:family="paragraph">
      <style:paragraph-properties fo:margin-bottom="0in" fo:line-height="100%"/>
    </style:style>
    <style:style style:name="T2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6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65" style:parent-style-name="Normal" style:family="paragraph">
      <style:paragraph-properties fo:margin-bottom="0in" fo:line-height="100%"/>
    </style:style>
    <style:style style:name="T26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69" style:parent-style-name="Normal" style:family="paragraph">
      <style:paragraph-properties fo:margin-bottom="0in" fo:line-height="100%"/>
    </style:style>
    <style:style style:name="T27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71" style:parent-style-name="Normal" style:family="paragraph">
      <style:paragraph-properties fo:margin-bottom="0in" fo:line-height="100%"/>
    </style:style>
    <style:style style:name="T2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75" style:parent-style-name="Normal" style:family="paragraph">
      <style:paragraph-properties fo:margin-bottom="0in" fo:line-height="100%"/>
    </style:style>
    <style:style style:name="T2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79" style:parent-style-name="Normal" style:family="paragraph">
      <style:paragraph-properties fo:margin-bottom="0in" fo:line-height="100%"/>
    </style:style>
    <style:style style:name="T2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83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84" style:parent-style-name="Normal" style:family="paragraph">
      <style:paragraph-properties fo:margin-bottom="0in" fo:line-height="100%"/>
    </style:style>
    <style:style style:name="T28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88" style:parent-style-name="Normal" style:family="paragraph">
      <style:paragraph-properties fo:margin-bottom="0in" fo:line-height="100%"/>
    </style:style>
    <style:style style:name="T28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92" style:parent-style-name="Normal" style:family="paragraph">
      <style:paragraph-properties fo:margin-bottom="0in" fo:line-height="100%"/>
    </style:style>
    <style:style style:name="T2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9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295" style:parent-style-name="Normal" style:family="paragraph">
      <style:paragraph-properties fo:margin-bottom="0in" fo:line-height="100%"/>
    </style:style>
    <style:style style:name="T29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97" style:parent-style-name="Normal" style:family="paragraph">
      <style:paragraph-properties fo:margin-bottom="0in" fo:line-height="100%"/>
    </style:style>
    <style:style style:name="T29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01" style:parent-style-name="Normal" style:family="paragraph">
      <style:paragraph-properties fo:margin-bottom="0in" fo:line-height="100%"/>
    </style:style>
    <style:style style:name="T3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03" style:parent-style-name="Normal" style:family="paragraph">
      <style:paragraph-properties fo:margin-bottom="0in" fo:line-height="100%"/>
    </style:style>
    <style:style style:name="T3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0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308" style:parent-style-name="Normal" style:family="paragraph">
      <style:paragraph-properties fo:margin-bottom="0in" fo:line-height="100%"/>
    </style:style>
    <style:style style:name="T30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10" style:parent-style-name="Normal" style:family="paragraph">
      <style:paragraph-properties fo:margin-bottom="0in" fo:line-height="100%"/>
    </style:style>
    <style:style style:name="T3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12" style:parent-style-name="Normal" style:family="paragraph">
      <style:paragraph-properties fo:margin-bottom="0in" fo:line-height="100%"/>
    </style:style>
    <style:style style:name="T3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14" style:parent-style-name="Normal" style:family="paragraph">
      <style:paragraph-properties fo:margin-bottom="0in" fo:line-height="100%"/>
    </style:style>
    <style:style style:name="T3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16" style:parent-style-name="Normal" style:family="paragraph">
      <style:paragraph-properties fo:margin-bottom="0in" fo:line-height="100%"/>
    </style:style>
    <style:style style:name="T3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22" style:parent-style-name="Normal" style:family="paragraph">
      <style:paragraph-properties fo:margin-bottom="0in" fo:line-height="100%"/>
    </style:style>
    <style:style style:name="T32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26" style:parent-style-name="Normal" style:family="paragraph">
      <style:paragraph-properties fo:margin-bottom="0in" fo:line-height="100%"/>
    </style:style>
    <style:style style:name="T32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28" style:parent-style-name="Normal" style:family="paragraph">
      <style:paragraph-properties fo:margin-bottom="0in" fo:line-height="100%"/>
    </style:style>
    <style:style style:name="T32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3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335" style:parent-style-name="Normal" style:family="paragraph">
      <style:paragraph-properties fo:margin-bottom="0in" fo:line-height="100%"/>
    </style:style>
    <style:style style:name="T33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37" style:parent-style-name="Normal" style:family="paragraph">
      <style:paragraph-properties fo:margin-bottom="0in" fo:line-height="100%"/>
    </style:style>
    <style:style style:name="T33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3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340" style:parent-style-name="Normal" style:family="paragraph">
      <style:paragraph-properties fo:margin-bottom="0in" fo:line-height="100%"/>
    </style:style>
    <style:style style:name="T3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42" style:parent-style-name="Normal" style:family="paragraph">
      <style:paragraph-properties fo:margin-bottom="0in" fo:line-height="100%"/>
    </style:style>
    <style:style style:name="T3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44" style:parent-style-name="Normal" style:family="paragraph">
      <style:paragraph-properties fo:margin-bottom="0in" fo:line-height="100%"/>
    </style:style>
    <style:style style:name="T3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50" style:parent-style-name="Normal" style:family="paragraph">
      <style:paragraph-properties fo:margin-bottom="0in" fo:line-height="100%"/>
    </style:style>
    <style:style style:name="T3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52" style:parent-style-name="Normal" style:family="paragraph">
      <style:paragraph-properties fo:margin-bottom="0in" fo:line-height="100%"/>
    </style:style>
    <style:style style:name="T3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54" style:parent-style-name="Normal" style:family="paragraph">
      <style:paragraph-properties fo:margin-bottom="0in" fo:line-height="100%"/>
    </style:style>
    <style:style style:name="T3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56" style:parent-style-name="Normal" style:family="paragraph">
      <style:paragraph-properties fo:margin-bottom="0in" fo:line-height="100%"/>
    </style:style>
    <style:style style:name="T3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58" style:parent-style-name="Normal" style:family="paragraph">
      <style:paragraph-properties fo:margin-bottom="0in" fo:line-height="100%"/>
    </style:style>
    <style:style style:name="T3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60" style:parent-style-name="Normal" style:family="paragraph">
      <style:paragraph-properties fo:margin-bottom="0in" fo:line-height="100%"/>
    </style:style>
    <style:style style:name="T3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62" style:parent-style-name="Normal" style:family="paragraph">
      <style:paragraph-properties fo:margin-bottom="0in" fo:line-height="100%"/>
    </style:style>
    <style:style style:name="T3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64" style:parent-style-name="Normal" style:family="paragraph">
      <style:paragraph-properties fo:margin-bottom="0in" fo:line-height="100%"/>
    </style:style>
    <style:style style:name="T3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68" style:parent-style-name="Normal" style:family="paragraph">
      <style:paragraph-properties fo:margin-bottom="0in" fo:line-height="100%"/>
    </style:style>
    <style:style style:name="T3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70" style:parent-style-name="Normal" style:family="paragraph">
      <style:paragraph-properties fo:margin-bottom="0in" fo:line-height="100%"/>
    </style:style>
    <style:style style:name="T3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74" style:parent-style-name="Normal" style:family="paragraph">
      <style:paragraph-properties fo:margin-bottom="0in" fo:line-height="100%"/>
    </style:style>
    <style:style style:name="T37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76" style:parent-style-name="Normal" style:family="paragraph">
      <style:paragraph-properties fo:margin-bottom="0in" fo:line-height="100%"/>
    </style:style>
    <style:style style:name="T37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78" style:parent-style-name="Normal" style:family="paragraph">
      <style:paragraph-properties fo:margin-bottom="0in" fo:line-height="100%"/>
    </style:style>
    <style:style style:name="T37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80" style:parent-style-name="Normal" style:family="paragraph">
      <style:paragraph-properties fo:margin-bottom="0in" fo:line-height="100%"/>
    </style:style>
    <style:style style:name="T38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82" style:parent-style-name="Normal" style:family="paragraph">
      <style:paragraph-properties fo:margin-bottom="0in" fo:line-height="100%"/>
    </style:style>
    <style:style style:name="T38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8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385" style:parent-style-name="Normal" style:family="paragraph">
      <style:paragraph-properties fo:margin-bottom="0in" fo:line-height="100%"/>
    </style:style>
    <style:style style:name="T3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87" style:parent-style-name="Normal" style:family="paragraph">
      <style:paragraph-properties fo:margin-bottom="0in" fo:line-height="100%"/>
    </style:style>
    <style:style style:name="T3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89" style:parent-style-name="Normal" style:family="paragraph">
      <style:paragraph-properties fo:margin-bottom="0in" fo:line-height="100%"/>
    </style:style>
    <style:style style:name="T3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91" style:parent-style-name="Normal" style:family="paragraph">
      <style:paragraph-properties fo:margin-bottom="0in" fo:line-height="100%"/>
    </style:style>
    <style:style style:name="T39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93" style:parent-style-name="Normal" style:family="paragraph">
      <style:paragraph-properties fo:margin-bottom="0in" fo:line-height="100%"/>
    </style:style>
    <style:style style:name="T39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95" style:parent-style-name="Normal" style:family="paragraph">
      <style:paragraph-properties fo:margin-bottom="0in" fo:line-height="100%"/>
    </style:style>
    <style:style style:name="T39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97" style:parent-style-name="Normal" style:family="paragraph">
      <style:paragraph-properties fo:margin-bottom="0in" fo:line-height="100%"/>
    </style:style>
    <style:style style:name="T39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399" style:parent-style-name="Normal" style:family="paragraph">
      <style:paragraph-properties fo:margin-bottom="0in" fo:line-height="100%"/>
    </style:style>
    <style:style style:name="T4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01" style:parent-style-name="Normal" style:family="paragraph">
      <style:paragraph-properties fo:margin-bottom="0in" fo:line-height="100%"/>
    </style:style>
    <style:style style:name="T4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03" style:parent-style-name="Normal" style:family="paragraph">
      <style:paragraph-properties fo:margin-bottom="0in" fo:line-height="100%"/>
    </style:style>
    <style:style style:name="T4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05" style:parent-style-name="Normal" style:family="paragraph">
      <style:paragraph-properties fo:margin-bottom="0in" fo:line-height="100%"/>
    </style:style>
    <style:style style:name="T4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07" style:parent-style-name="Normal" style:family="paragraph">
      <style:paragraph-properties fo:margin-bottom="0in" fo:line-height="100%"/>
    </style:style>
    <style:style style:name="T4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09" style:parent-style-name="Normal" style:family="paragraph">
      <style:paragraph-properties fo:margin-bottom="0in" fo:line-height="100%"/>
    </style:style>
    <style:style style:name="T41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11" style:parent-style-name="Normal" style:family="paragraph">
      <style:paragraph-properties fo:margin-bottom="0in" fo:line-height="100%"/>
    </style:style>
    <style:style style:name="T41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13" style:parent-style-name="Normal" style:family="paragraph">
      <style:paragraph-properties fo:margin-bottom="0in" fo:line-height="100%"/>
    </style:style>
    <style:style style:name="T41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15" style:parent-style-name="Normal" style:family="paragraph">
      <style:paragraph-properties fo:margin-bottom="0in" fo:line-height="100%"/>
    </style:style>
    <style:style style:name="T41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17" style:parent-style-name="Normal" style:family="paragraph">
      <style:paragraph-properties fo:margin-bottom="0in" fo:line-height="100%"/>
    </style:style>
    <style:style style:name="T41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19" style:parent-style-name="Normal" style:family="paragraph">
      <style:paragraph-properties fo:margin-bottom="0in" fo:line-height="100%"/>
    </style:style>
    <style:style style:name="T42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21" style:parent-style-name="Normal" style:family="paragraph">
      <style:paragraph-properties fo:margin-bottom="0in" fo:line-height="100%"/>
    </style:style>
    <style:style style:name="T42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25" style:parent-style-name="Normal" style:family="paragraph">
      <style:paragraph-properties fo:margin-bottom="0in" fo:line-height="100%"/>
    </style:style>
    <style:style style:name="T4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27" style:parent-style-name="Normal" style:family="paragraph">
      <style:paragraph-properties fo:margin-bottom="0in" fo:line-height="100%"/>
    </style:style>
    <style:style style:name="T4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2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430" style:parent-style-name="Normal" style:family="paragraph">
      <style:paragraph-properties fo:margin-bottom="0in" fo:line-height="100%"/>
    </style:style>
    <style:style style:name="T4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34" style:parent-style-name="Normal" style:family="paragraph">
      <style:paragraph-properties fo:margin-bottom="0in" fo:line-height="100%"/>
    </style:style>
    <style:style style:name="T4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36" style:parent-style-name="Normal" style:family="paragraph">
      <style:paragraph-properties fo:margin-bottom="0in" fo:line-height="100%"/>
    </style:style>
    <style:style style:name="T4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38" style:parent-style-name="Normal" style:family="paragraph">
      <style:paragraph-properties fo:margin-bottom="0in" fo:line-height="100%"/>
    </style:style>
    <style:style style:name="T4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40" style:parent-style-name="Normal" style:family="paragraph">
      <style:paragraph-properties fo:margin-bottom="0in" fo:line-height="100%"/>
    </style:style>
    <style:style style:name="T4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42" style:parent-style-name="Normal" style:family="paragraph">
      <style:paragraph-properties fo:margin-bottom="0in" fo:line-height="100%"/>
    </style:style>
    <style:style style:name="T4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44" style:parent-style-name="Normal" style:family="paragraph">
      <style:paragraph-properties fo:margin-bottom="0in" fo:line-height="100%"/>
    </style:style>
    <style:style style:name="T4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46" style:parent-style-name="Normal" style:family="paragraph">
      <style:paragraph-properties fo:margin-bottom="0in" fo:line-height="100%"/>
    </style:style>
    <style:style style:name="T44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48" style:parent-style-name="Normal" style:family="paragraph">
      <style:paragraph-properties fo:margin-bottom="0in" fo:line-height="100%"/>
    </style:style>
    <style:style style:name="T44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50" style:parent-style-name="Normal" style:family="paragraph">
      <style:paragraph-properties fo:margin-bottom="0in" fo:line-height="100%"/>
    </style:style>
    <style:style style:name="T4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52" style:parent-style-name="Normal" style:family="paragraph">
      <style:paragraph-properties fo:margin-bottom="0in" fo:line-height="100%"/>
    </style:style>
    <style:style style:name="T4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54" style:parent-style-name="Normal" style:family="paragraph">
      <style:paragraph-properties fo:margin-bottom="0in" fo:line-height="100%"/>
    </style:style>
    <style:style style:name="T4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56" style:parent-style-name="Normal" style:family="paragraph">
      <style:paragraph-properties fo:margin-bottom="0in" fo:line-height="100%"/>
    </style:style>
    <style:style style:name="T4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58" style:parent-style-name="Normal" style:family="paragraph">
      <style:paragraph-properties fo:margin-bottom="0in" fo:line-height="100%"/>
    </style:style>
    <style:style style:name="T4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60" style:parent-style-name="Normal" style:family="paragraph">
      <style:paragraph-properties fo:margin-bottom="0in" fo:line-height="100%"/>
    </style:style>
    <style:style style:name="T4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62" style:parent-style-name="Normal" style:family="paragraph">
      <style:paragraph-properties fo:margin-bottom="0in" fo:line-height="100%"/>
    </style:style>
    <style:style style:name="T4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64" style:parent-style-name="Normal" style:family="paragraph">
      <style:paragraph-properties fo:margin-bottom="0in" fo:line-height="100%"/>
    </style:style>
    <style:style style:name="T4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66" style:parent-style-name="Normal" style:family="paragraph">
      <style:paragraph-properties fo:margin-bottom="0in" fo:line-height="100%"/>
    </style:style>
    <style:style style:name="T4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68" style:parent-style-name="Normal" style:family="paragraph">
      <style:paragraph-properties fo:margin-bottom="0in" fo:line-height="100%"/>
    </style:style>
    <style:style style:name="T4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70" style:parent-style-name="Normal" style:family="paragraph">
      <style:paragraph-properties fo:margin-bottom="0in" fo:line-height="100%"/>
    </style:style>
    <style:style style:name="T4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72" style:parent-style-name="Normal" style:family="paragraph">
      <style:paragraph-properties fo:margin-bottom="0in" fo:line-height="100%"/>
    </style:style>
    <style:style style:name="T4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7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475" style:parent-style-name="Normal" style:family="paragraph">
      <style:paragraph-properties fo:margin-bottom="0in" fo:line-height="100%"/>
    </style:style>
    <style:style style:name="T4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77" style:parent-style-name="Normal" style:family="paragraph">
      <style:paragraph-properties fo:margin-bottom="0in" fo:line-height="100%"/>
    </style:style>
    <style:style style:name="T4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79" style:parent-style-name="Normal" style:family="paragraph">
      <style:paragraph-properties fo:margin-bottom="0in" fo:line-height="100%"/>
    </style:style>
    <style:style style:name="T4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81" style:parent-style-name="Normal" style:family="paragraph">
      <style:paragraph-properties fo:margin-bottom="0in" fo:line-height="100%"/>
    </style:style>
    <style:style style:name="T4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83" style:parent-style-name="Normal" style:family="paragraph">
      <style:paragraph-properties fo:margin-bottom="0in" fo:line-height="100%"/>
    </style:style>
    <style:style style:name="T4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85" style:parent-style-name="Normal" style:family="paragraph">
      <style:paragraph-properties fo:margin-bottom="0in" fo:line-height="100%"/>
    </style:style>
    <style:style style:name="T4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87" style:parent-style-name="Normal" style:family="paragraph">
      <style:paragraph-properties fo:margin-bottom="0in" fo:line-height="100%"/>
    </style:style>
    <style:style style:name="T4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89" style:parent-style-name="Normal" style:family="paragraph">
      <style:paragraph-properties fo:margin-bottom="0in" fo:line-height="100%"/>
    </style:style>
    <style:style style:name="T4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91" style:parent-style-name="Normal" style:family="paragraph">
      <style:paragraph-properties fo:margin-bottom="0in" fo:line-height="100%"/>
    </style:style>
    <style:style style:name="T49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93" style:parent-style-name="Normal" style:family="paragraph">
      <style:paragraph-properties fo:margin-bottom="0in" fo:line-height="100%"/>
    </style:style>
    <style:style style:name="T49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95" style:parent-style-name="Normal" style:family="paragraph">
      <style:paragraph-properties fo:margin-bottom="0in" fo:line-height="100%"/>
    </style:style>
    <style:style style:name="T49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97" style:parent-style-name="Normal" style:family="paragraph">
      <style:paragraph-properties fo:margin-bottom="0in" fo:line-height="100%"/>
    </style:style>
    <style:style style:name="T49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01" style:parent-style-name="Normal" style:family="paragraph">
      <style:paragraph-properties fo:margin-bottom="0in" fo:line-height="100%"/>
    </style:style>
    <style:style style:name="T5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03" style:parent-style-name="Normal" style:family="paragraph">
      <style:paragraph-properties fo:margin-bottom="0in" fo:line-height="100%"/>
    </style:style>
    <style:style style:name="T5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05" style:parent-style-name="Normal" style:family="paragraph">
      <style:paragraph-properties fo:margin-bottom="0in" fo:line-height="100%"/>
    </style:style>
    <style:style style:name="T5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07" style:parent-style-name="Normal" style:family="paragraph">
      <style:paragraph-properties fo:margin-bottom="0in" fo:line-height="100%"/>
    </style:style>
    <style:style style:name="T5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09" style:parent-style-name="Normal" style:family="paragraph">
      <style:paragraph-properties fo:margin-bottom="0in" fo:line-height="100%"/>
    </style:style>
    <style:style style:name="T51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11" style:parent-style-name="Normal" style:family="paragraph">
      <style:paragraph-properties fo:margin-bottom="0in" fo:line-height="100%"/>
    </style:style>
    <style:style style:name="T51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13" style:parent-style-name="Normal" style:family="paragraph">
      <style:paragraph-properties fo:margin-bottom="0in" fo:line-height="100%"/>
    </style:style>
    <style:style style:name="T51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15" style:parent-style-name="Normal" style:family="paragraph">
      <style:paragraph-properties fo:margin-bottom="0in" fo:line-height="100%"/>
    </style:style>
    <style:style style:name="T51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17" style:parent-style-name="Normal" style:family="paragraph">
      <style:paragraph-properties fo:margin-bottom="0in" fo:line-height="100%"/>
    </style:style>
    <style:style style:name="T51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1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520" style:parent-style-name="Normal" style:family="paragraph">
      <style:paragraph-properties fo:margin-bottom="0in" fo:line-height="100%"/>
    </style:style>
    <style:style style:name="T5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22" style:parent-style-name="Normal" style:family="paragraph">
      <style:paragraph-properties fo:margin-bottom="0in" fo:line-height="100%"/>
    </style:style>
    <style:style style:name="T52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24" style:parent-style-name="Normal" style:family="paragraph">
      <style:paragraph-properties fo:margin-bottom="0in" fo:line-height="100%"/>
    </style:style>
    <style:style style:name="T52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26" style:parent-style-name="Normal" style:family="paragraph">
      <style:paragraph-properties fo:margin-bottom="0in" fo:line-height="100%"/>
    </style:style>
    <style:style style:name="T52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28" style:parent-style-name="Normal" style:family="paragraph">
      <style:paragraph-properties fo:margin-bottom="0in" fo:line-height="100%"/>
    </style:style>
    <style:style style:name="T52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30" style:parent-style-name="Normal" style:family="paragraph">
      <style:paragraph-properties fo:margin-bottom="0in" fo:line-height="100%"/>
    </style:style>
    <style:style style:name="T5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32" style:parent-style-name="Normal" style:family="paragraph">
      <style:paragraph-properties fo:margin-bottom="0in" fo:line-height="100%"/>
    </style:style>
    <style:style style:name="T5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34" style:parent-style-name="Normal" style:family="paragraph">
      <style:paragraph-properties fo:margin-bottom="0in" fo:line-height="100%"/>
    </style:style>
    <style:style style:name="T5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36" style:parent-style-name="Normal" style:family="paragraph">
      <style:paragraph-properties fo:margin-bottom="0in" fo:line-height="100%"/>
    </style:style>
    <style:style style:name="T5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38" style:parent-style-name="Normal" style:family="paragraph">
      <style:paragraph-properties fo:margin-bottom="0in" fo:line-height="100%"/>
    </style:style>
    <style:style style:name="T5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40" style:parent-style-name="Normal" style:family="paragraph">
      <style:paragraph-properties fo:margin-bottom="0in" fo:line-height="100%"/>
    </style:style>
    <style:style style:name="T5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42" style:parent-style-name="Normal" style:family="paragraph">
      <style:paragraph-properties fo:margin-bottom="0in" fo:line-height="100%"/>
    </style:style>
    <style:style style:name="T5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44" style:parent-style-name="Normal" style:family="paragraph">
      <style:paragraph-properties fo:margin-bottom="0in" fo:line-height="100%"/>
    </style:style>
    <style:style style:name="T5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46" style:parent-style-name="Normal" style:family="paragraph">
      <style:paragraph-properties fo:margin-bottom="0in" fo:line-height="100%"/>
    </style:style>
    <style:style style:name="T54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48" style:parent-style-name="Normal" style:family="paragraph">
      <style:paragraph-properties fo:margin-bottom="0in" fo:line-height="100%"/>
    </style:style>
    <style:style style:name="T54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50" style:parent-style-name="Normal" style:family="paragraph">
      <style:paragraph-properties fo:margin-bottom="0in" fo:line-height="100%"/>
    </style:style>
    <style:style style:name="T5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52" style:parent-style-name="Normal" style:family="paragraph">
      <style:paragraph-properties fo:margin-bottom="0in" fo:line-height="100%"/>
    </style:style>
    <style:style style:name="T5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54" style:parent-style-name="Normal" style:family="paragraph">
      <style:paragraph-properties fo:margin-bottom="0in" fo:line-height="100%"/>
    </style:style>
    <style:style style:name="T5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56" style:parent-style-name="Normal" style:family="paragraph">
      <style:paragraph-properties fo:margin-bottom="0in" fo:line-height="100%"/>
    </style:style>
    <style:style style:name="T5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58" style:parent-style-name="Normal" style:family="paragraph">
      <style:paragraph-properties fo:margin-bottom="0in" fo:line-height="100%"/>
    </style:style>
    <style:style style:name="T5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60" style:parent-style-name="Normal" style:family="paragraph">
      <style:paragraph-properties fo:margin-bottom="0in" fo:line-height="100%"/>
    </style:style>
    <style:style style:name="T5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62" style:parent-style-name="Normal" style:family="paragraph">
      <style:paragraph-properties fo:margin-bottom="0in" fo:line-height="100%"/>
    </style:style>
    <style:style style:name="T5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6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565" style:parent-style-name="Normal" style:family="paragraph">
      <style:paragraph-properties fo:margin-bottom="0in" fo:line-height="100%"/>
    </style:style>
    <style:style style:name="T56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67" style:parent-style-name="Normal" style:family="paragraph">
      <style:paragraph-properties fo:margin-bottom="0in" fo:line-height="100%"/>
    </style:style>
    <style:style style:name="T56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69" style:parent-style-name="Normal" style:family="paragraph">
      <style:paragraph-properties fo:margin-bottom="0in" fo:line-height="100%"/>
    </style:style>
    <style:style style:name="T57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71" style:parent-style-name="Normal" style:family="paragraph">
      <style:paragraph-properties fo:margin-bottom="0in" fo:line-height="100%"/>
    </style:style>
    <style:style style:name="T5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73" style:parent-style-name="Normal" style:family="paragraph">
      <style:paragraph-properties fo:margin-bottom="0in" fo:line-height="100%"/>
    </style:style>
    <style:style style:name="T5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75" style:parent-style-name="Normal" style:family="paragraph">
      <style:paragraph-properties fo:margin-bottom="0in" fo:line-height="100%"/>
    </style:style>
    <style:style style:name="T5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77" style:parent-style-name="Normal" style:family="paragraph">
      <style:paragraph-properties fo:margin-bottom="0in" fo:line-height="100%"/>
    </style:style>
    <style:style style:name="T5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79" style:parent-style-name="Normal" style:family="paragraph">
      <style:paragraph-properties fo:margin-bottom="0in" fo:line-height="100%"/>
    </style:style>
    <style:style style:name="T5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81" style:parent-style-name="Normal" style:family="paragraph">
      <style:paragraph-properties fo:margin-bottom="0in" fo:line-height="100%"/>
    </style:style>
    <style:style style:name="T5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83" style:parent-style-name="Normal" style:family="paragraph">
      <style:paragraph-properties fo:margin-bottom="0in" fo:line-height="100%"/>
    </style:style>
    <style:style style:name="T5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85" style:parent-style-name="Normal" style:family="paragraph">
      <style:paragraph-properties fo:margin-bottom="0in" fo:line-height="100%"/>
    </style:style>
    <style:style style:name="T5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87" style:parent-style-name="Normal" style:family="paragraph">
      <style:paragraph-properties fo:margin-bottom="0in" fo:line-height="100%"/>
    </style:style>
    <style:style style:name="T5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89" style:parent-style-name="Normal" style:family="paragraph">
      <style:paragraph-properties fo:margin-bottom="0in" fo:line-height="100%"/>
    </style:style>
    <style:style style:name="T5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91" style:parent-style-name="Normal" style:family="paragraph">
      <style:paragraph-properties fo:margin-bottom="0in" fo:line-height="100%"/>
    </style:style>
    <style:style style:name="T59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93" style:parent-style-name="Normal" style:family="paragraph">
      <style:paragraph-properties fo:margin-bottom="0in" fo:line-height="100%"/>
    </style:style>
    <style:style style:name="T59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95" style:parent-style-name="Normal" style:family="paragraph">
      <style:paragraph-properties fo:margin-bottom="0in" fo:line-height="100%"/>
    </style:style>
    <style:style style:name="T59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97" style:parent-style-name="Normal" style:family="paragraph">
      <style:paragraph-properties fo:margin-bottom="0in" fo:line-height="100%"/>
    </style:style>
    <style:style style:name="T59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599" style:parent-style-name="Normal" style:family="paragraph">
      <style:paragraph-properties fo:margin-bottom="0in" fo:line-height="100%"/>
    </style:style>
    <style:style style:name="T6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01" style:parent-style-name="Normal" style:family="paragraph">
      <style:paragraph-properties fo:margin-bottom="0in" fo:line-height="100%"/>
    </style:style>
    <style:style style:name="T6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03" style:parent-style-name="Normal" style:family="paragraph">
      <style:paragraph-properties fo:margin-bottom="0in" fo:line-height="100%"/>
    </style:style>
    <style:style style:name="T6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05" style:parent-style-name="Normal" style:family="paragraph">
      <style:paragraph-properties fo:margin-bottom="0in" fo:line-height="100%"/>
    </style:style>
    <style:style style:name="T6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07" style:parent-style-name="Normal" style:family="paragraph">
      <style:paragraph-properties fo:margin-bottom="0in" fo:line-height="100%"/>
    </style:style>
    <style:style style:name="T6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0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610" style:parent-style-name="Normal" style:family="paragraph">
      <style:paragraph-properties fo:margin-bottom="0in" fo:line-height="100%"/>
    </style:style>
    <style:style style:name="T6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12" style:parent-style-name="Normal" style:family="paragraph">
      <style:paragraph-properties fo:margin-bottom="0in" fo:line-height="100%"/>
    </style:style>
    <style:style style:name="T6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14" style:parent-style-name="Normal" style:family="paragraph">
      <style:paragraph-properties fo:margin-bottom="0in" fo:line-height="100%"/>
    </style:style>
    <style:style style:name="T6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16" style:parent-style-name="Normal" style:family="paragraph">
      <style:paragraph-properties fo:margin-bottom="0in" fo:line-height="100%"/>
    </style:style>
    <style:style style:name="T6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18" style:parent-style-name="Normal" style:family="paragraph">
      <style:paragraph-properties fo:margin-bottom="0in" fo:line-height="100%"/>
    </style:style>
    <style:style style:name="T6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20" style:parent-style-name="Normal" style:family="paragraph">
      <style:paragraph-properties fo:margin-bottom="0in" fo:line-height="100%"/>
    </style:style>
    <style:style style:name="T6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22" style:parent-style-name="Normal" style:family="paragraph">
      <style:paragraph-properties fo:margin-bottom="0in" fo:line-height="100%"/>
    </style:style>
    <style:style style:name="T62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24" style:parent-style-name="Normal" style:family="paragraph">
      <style:paragraph-properties fo:margin-bottom="0in" fo:line-height="100%"/>
    </style:style>
    <style:style style:name="T62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26" style:parent-style-name="Normal" style:family="paragraph">
      <style:paragraph-properties fo:margin-bottom="0in" fo:line-height="100%"/>
    </style:style>
    <style:style style:name="T62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28" style:parent-style-name="Normal" style:family="paragraph">
      <style:paragraph-properties fo:margin-bottom="0in" fo:line-height="100%"/>
    </style:style>
    <style:style style:name="T62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30" style:parent-style-name="Normal" style:family="paragraph">
      <style:paragraph-properties fo:margin-bottom="0in" fo:line-height="100%"/>
    </style:style>
    <style:style style:name="T6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32" style:parent-style-name="Normal" style:family="paragraph">
      <style:paragraph-properties fo:margin-bottom="0in" fo:line-height="100%"/>
    </style:style>
    <style:style style:name="T6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34" style:parent-style-name="Normal" style:family="paragraph">
      <style:paragraph-properties fo:margin-bottom="0in" fo:line-height="100%"/>
    </style:style>
    <style:style style:name="T6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36" style:parent-style-name="Normal" style:family="paragraph">
      <style:paragraph-properties fo:margin-bottom="0in" fo:line-height="100%"/>
    </style:style>
    <style:style style:name="T6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38" style:parent-style-name="Normal" style:family="paragraph">
      <style:paragraph-properties fo:margin-bottom="0in" fo:line-height="100%"/>
    </style:style>
    <style:style style:name="T6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40" style:parent-style-name="Normal" style:family="paragraph">
      <style:paragraph-properties fo:margin-bottom="0in" fo:line-height="100%"/>
    </style:style>
    <style:style style:name="T6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42" style:parent-style-name="Normal" style:family="paragraph">
      <style:paragraph-properties fo:margin-bottom="0in" fo:line-height="100%"/>
    </style:style>
    <style:style style:name="T6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44" style:parent-style-name="Normal" style:family="paragraph">
      <style:paragraph-properties fo:margin-bottom="0in" fo:line-height="100%"/>
    </style:style>
    <style:style style:name="T6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46" style:parent-style-name="Normal" style:family="paragraph">
      <style:paragraph-properties fo:margin-bottom="0in" fo:line-height="100%"/>
    </style:style>
    <style:style style:name="T64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48" style:parent-style-name="Normal" style:family="paragraph">
      <style:paragraph-properties fo:margin-bottom="0in" fo:line-height="100%"/>
    </style:style>
    <style:style style:name="T64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50" style:parent-style-name="Normal" style:family="paragraph">
      <style:paragraph-properties fo:margin-bottom="0in" fo:line-height="100%"/>
    </style:style>
    <style:style style:name="T6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52" style:parent-style-name="Normal" style:family="paragraph">
      <style:paragraph-properties fo:margin-bottom="0in" fo:line-height="100%"/>
    </style:style>
    <style:style style:name="T6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5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655" style:parent-style-name="Normal" style:family="paragraph">
      <style:paragraph-properties fo:margin-bottom="0in" fo:line-height="100%"/>
    </style:style>
    <style:style style:name="T65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57" style:parent-style-name="Normal" style:family="paragraph">
      <style:paragraph-properties fo:margin-bottom="0in" fo:line-height="100%"/>
    </style:style>
    <style:style style:name="T65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59" style:parent-style-name="Normal" style:family="paragraph">
      <style:paragraph-properties fo:margin-bottom="0in" fo:line-height="100%"/>
    </style:style>
    <style:style style:name="T66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61" style:parent-style-name="Normal" style:family="paragraph">
      <style:paragraph-properties fo:margin-bottom="0in" fo:line-height="100%"/>
    </style:style>
    <style:style style:name="T66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63" style:parent-style-name="Normal" style:family="paragraph">
      <style:paragraph-properties fo:margin-bottom="0in" fo:line-height="100%"/>
    </style:style>
    <style:style style:name="T66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65" style:parent-style-name="Normal" style:family="paragraph">
      <style:paragraph-properties fo:margin-bottom="0in" fo:line-height="100%"/>
    </style:style>
    <style:style style:name="T66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67" style:parent-style-name="Normal" style:family="paragraph">
      <style:paragraph-properties fo:margin-bottom="0in" fo:line-height="100%"/>
    </style:style>
    <style:style style:name="T66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69" style:parent-style-name="Normal" style:family="paragraph">
      <style:paragraph-properties fo:margin-bottom="0in" fo:line-height="100%"/>
    </style:style>
    <style:style style:name="T67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71" style:parent-style-name="Normal" style:family="paragraph">
      <style:paragraph-properties fo:margin-bottom="0in" fo:line-height="100%"/>
    </style:style>
    <style:style style:name="T6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73" style:parent-style-name="Normal" style:family="paragraph">
      <style:paragraph-properties fo:margin-bottom="0in" fo:line-height="100%"/>
    </style:style>
    <style:style style:name="T6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75" style:parent-style-name="Normal" style:family="paragraph">
      <style:paragraph-properties fo:margin-bottom="0in" fo:line-height="100%"/>
    </style:style>
    <style:style style:name="T6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77" style:parent-style-name="Normal" style:family="paragraph">
      <style:paragraph-properties fo:margin-bottom="0in" fo:line-height="100%"/>
    </style:style>
    <style:style style:name="T6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79" style:parent-style-name="Normal" style:family="paragraph">
      <style:paragraph-properties fo:margin-bottom="0in" fo:line-height="100%"/>
    </style:style>
    <style:style style:name="T6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81" style:parent-style-name="Normal" style:family="paragraph">
      <style:paragraph-properties fo:margin-bottom="0in" fo:line-height="100%"/>
    </style:style>
    <style:style style:name="T6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83" style:parent-style-name="Normal" style:family="paragraph">
      <style:paragraph-properties fo:margin-bottom="0in" fo:line-height="100%"/>
    </style:style>
    <style:style style:name="T6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85" style:parent-style-name="Normal" style:family="paragraph">
      <style:paragraph-properties fo:margin-bottom="0in" fo:line-height="100%"/>
    </style:style>
    <style:style style:name="T6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87" style:parent-style-name="Normal" style:family="paragraph">
      <style:paragraph-properties fo:margin-bottom="0in" fo:line-height="100%"/>
    </style:style>
    <style:style style:name="T6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89" style:parent-style-name="Normal" style:family="paragraph">
      <style:paragraph-properties fo:margin-bottom="0in" fo:line-height="100%"/>
    </style:style>
    <style:style style:name="T6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91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692" style:parent-style-name="Normal" style:family="paragraph">
      <style:paragraph-properties fo:margin-bottom="0in" fo:line-height="100%"/>
    </style:style>
    <style:style style:name="T6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94" style:parent-style-name="Normal" style:family="paragraph">
      <style:paragraph-properties fo:margin-bottom="0in" fo:line-height="100%"/>
    </style:style>
    <style:style style:name="T69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96" style:parent-style-name="Normal" style:family="paragraph">
      <style:paragraph-properties fo:margin-bottom="0in" fo:line-height="100%"/>
    </style:style>
    <style:style style:name="T6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698" style:parent-style-name="Normal" style:family="paragraph">
      <style:paragraph-properties fo:margin-bottom="0in" fo:line-height="100%"/>
    </style:style>
    <style:style style:name="T69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00" style:parent-style-name="Normal" style:family="paragraph">
      <style:paragraph-properties fo:margin-bottom="0in" fo:line-height="100%"/>
    </style:style>
    <style:style style:name="T70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02" style:parent-style-name="Normal" style:family="paragraph">
      <style:paragraph-properties fo:margin-bottom="0in" fo:line-height="100%"/>
    </style:style>
    <style:style style:name="T70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04" style:parent-style-name="Normal" style:family="paragraph">
      <style:paragraph-properties fo:margin-bottom="0in" fo:line-height="100%"/>
    </style:style>
    <style:style style:name="T70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06" style:parent-style-name="Normal" style:family="paragraph">
      <style:paragraph-properties fo:margin-bottom="0in" fo:line-height="100%"/>
    </style:style>
    <style:style style:name="T70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08" style:parent-style-name="Normal" style:family="paragraph">
      <style:paragraph-properties fo:margin-bottom="0in" fo:line-height="100%"/>
    </style:style>
    <style:style style:name="T70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10" style:parent-style-name="Normal" style:family="paragraph">
      <style:paragraph-properties fo:margin-bottom="0in" fo:line-height="100%"/>
    </style:style>
    <style:style style:name="T7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12" style:parent-style-name="Normal" style:family="paragraph">
      <style:paragraph-properties fo:margin-bottom="0in" fo:line-height="100%"/>
    </style:style>
    <style:style style:name="T7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14" style:parent-style-name="Normal" style:family="paragraph">
      <style:paragraph-properties fo:margin-bottom="0in" fo:line-height="100%"/>
    </style:style>
    <style:style style:name="T7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16" style:parent-style-name="Normal" style:family="paragraph">
      <style:paragraph-properties fo:margin-bottom="0in" fo:line-height="100%"/>
    </style:style>
    <style:style style:name="T7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18" style:parent-style-name="Normal" style:family="paragraph">
      <style:paragraph-properties fo:margin-bottom="0in" fo:line-height="100%"/>
    </style:style>
    <style:style style:name="T7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20" style:parent-style-name="Normal" style:family="paragraph">
      <style:paragraph-properties fo:margin-bottom="0in" fo:line-height="100%"/>
    </style:style>
    <style:style style:name="T7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22" style:parent-style-name="Normal" style:family="paragraph">
      <style:paragraph-properties fo:margin-bottom="0in" fo:line-height="100%"/>
    </style:style>
    <style:style style:name="T72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26" style:parent-style-name="Normal" style:family="paragraph">
      <style:paragraph-properties fo:margin-bottom="0in" fo:line-height="100%"/>
    </style:style>
    <style:style style:name="T72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2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729" style:parent-style-name="Normal" style:family="paragraph">
      <style:paragraph-properties fo:margin-bottom="0in" fo:line-height="100%"/>
    </style:style>
    <style:style style:name="T73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31" style:parent-style-name="Normal" style:family="paragraph">
      <style:paragraph-properties fo:margin-bottom="0in" fo:line-height="100%"/>
    </style:style>
    <style:style style:name="T73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33" style:parent-style-name="Normal" style:family="paragraph">
      <style:paragraph-properties fo:margin-bottom="0in" fo:line-height="100%"/>
    </style:style>
    <style:style style:name="T73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35" style:parent-style-name="Normal" style:family="paragraph">
      <style:paragraph-properties fo:margin-bottom="0in" fo:line-height="100%"/>
    </style:style>
    <style:style style:name="T73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37" style:parent-style-name="Normal" style:family="paragraph">
      <style:paragraph-properties fo:margin-bottom="0in" fo:line-height="100%"/>
    </style:style>
    <style:style style:name="T73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39" style:parent-style-name="Normal" style:family="paragraph">
      <style:paragraph-properties fo:margin-bottom="0in" fo:line-height="100%"/>
    </style:style>
    <style:style style:name="T74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41" style:parent-style-name="Normal" style:family="paragraph">
      <style:paragraph-properties fo:margin-bottom="0in" fo:line-height="100%"/>
    </style:style>
    <style:style style:name="T74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43" style:parent-style-name="Normal" style:family="paragraph">
      <style:paragraph-properties fo:margin-bottom="0in" fo:line-height="100%"/>
    </style:style>
    <style:style style:name="T7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45" style:parent-style-name="Normal" style:family="paragraph">
      <style:paragraph-properties fo:margin-bottom="0in" fo:line-height="100%"/>
    </style:style>
    <style:style style:name="T7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47" style:parent-style-name="Normal" style:family="paragraph">
      <style:paragraph-properties fo:margin-bottom="0in" fo:line-height="100%"/>
    </style:style>
    <style:style style:name="T7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49" style:parent-style-name="Normal" style:family="paragraph">
      <style:paragraph-properties fo:margin-bottom="0in" fo:line-height="100%"/>
    </style:style>
    <style:style style:name="T75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51" style:parent-style-name="Normal" style:family="paragraph">
      <style:paragraph-properties fo:margin-bottom="0in" fo:line-height="100%"/>
    </style:style>
    <style:style style:name="T75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53" style:parent-style-name="Normal" style:family="paragraph">
      <style:paragraph-properties fo:margin-bottom="0in" fo:line-height="100%"/>
    </style:style>
    <style:style style:name="T75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55" style:parent-style-name="Normal" style:family="paragraph">
      <style:paragraph-properties fo:margin-bottom="0in" fo:line-height="100%"/>
    </style:style>
    <style:style style:name="T75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57" style:parent-style-name="Normal" style:family="paragraph">
      <style:paragraph-properties fo:margin-bottom="0in" fo:line-height="100%"/>
    </style:style>
    <style:style style:name="T75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59" style:parent-style-name="Normal" style:family="paragraph">
      <style:paragraph-properties fo:margin-bottom="0in" fo:line-height="100%"/>
    </style:style>
    <style:style style:name="T76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61" style:parent-style-name="Normal" style:family="paragraph">
      <style:paragraph-properties fo:margin-bottom="0in" fo:line-height="100%"/>
    </style:style>
    <style:style style:name="T76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63" style:parent-style-name="Normal" style:family="paragraph">
      <style:paragraph-properties fo:margin-bottom="0in" fo:line-height="100%"/>
    </style:style>
    <style:style style:name="T76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65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766" style:parent-style-name="Normal" style:family="paragraph">
      <style:paragraph-properties fo:margin-bottom="0in" fo:line-height="100%"/>
    </style:style>
    <style:style style:name="T7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68" style:parent-style-name="Normal" style:family="paragraph">
      <style:paragraph-properties fo:margin-bottom="0in" fo:line-height="100%"/>
    </style:style>
    <style:style style:name="T7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70" style:parent-style-name="Normal" style:family="paragraph">
      <style:paragraph-properties fo:margin-bottom="0in" fo:line-height="100%"/>
    </style:style>
    <style:style style:name="T7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72" style:parent-style-name="Normal" style:family="paragraph">
      <style:paragraph-properties fo:margin-bottom="0in" fo:line-height="100%"/>
    </style:style>
    <style:style style:name="T7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74" style:parent-style-name="Normal" style:family="paragraph">
      <style:paragraph-properties fo:margin-bottom="0in" fo:line-height="100%"/>
    </style:style>
    <style:style style:name="T77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76" style:parent-style-name="Normal" style:family="paragraph">
      <style:paragraph-properties fo:margin-bottom="0in" fo:line-height="100%"/>
    </style:style>
    <style:style style:name="T77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78" style:parent-style-name="Normal" style:family="paragraph">
      <style:paragraph-properties fo:margin-bottom="0in" fo:line-height="100%"/>
    </style:style>
    <style:style style:name="T77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80" style:parent-style-name="Normal" style:family="paragraph">
      <style:paragraph-properties fo:margin-bottom="0in" fo:line-height="100%"/>
    </style:style>
    <style:style style:name="T78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82" style:parent-style-name="Normal" style:family="paragraph">
      <style:paragraph-properties fo:margin-bottom="0in" fo:line-height="100%"/>
    </style:style>
    <style:style style:name="T78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84" style:parent-style-name="Normal" style:family="paragraph">
      <style:paragraph-properties fo:margin-bottom="0in" fo:line-height="100%"/>
    </style:style>
    <style:style style:name="T78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86" style:parent-style-name="Normal" style:family="paragraph">
      <style:paragraph-properties fo:margin-bottom="0in" fo:line-height="100%"/>
    </style:style>
    <style:style style:name="T78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88" style:parent-style-name="Normal" style:family="paragraph">
      <style:paragraph-properties fo:margin-bottom="0in" fo:line-height="100%"/>
    </style:style>
    <style:style style:name="T78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90" style:parent-style-name="Normal" style:family="paragraph">
      <style:paragraph-properties fo:margin-bottom="0in" fo:line-height="100%"/>
    </style:style>
    <style:style style:name="T7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92" style:parent-style-name="Normal" style:family="paragraph">
      <style:paragraph-properties fo:margin-bottom="0in" fo:line-height="100%"/>
    </style:style>
    <style:style style:name="T7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94" style:parent-style-name="Normal" style:family="paragraph">
      <style:paragraph-properties fo:margin-bottom="0in" fo:line-height="100%"/>
    </style:style>
    <style:style style:name="T79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96" style:parent-style-name="Normal" style:family="paragraph">
      <style:paragraph-properties fo:margin-bottom="0in" fo:line-height="100%"/>
    </style:style>
    <style:style style:name="T7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798" style:parent-style-name="Normal" style:family="paragraph">
      <style:paragraph-properties fo:margin-bottom="0in" fo:line-height="100%"/>
    </style:style>
    <style:style style:name="T79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00" style:parent-style-name="Normal" style:family="paragraph">
      <style:paragraph-properties fo:margin-bottom="0in" fo:line-height="100%"/>
    </style:style>
    <style:style style:name="T80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02" style:parent-style-name="Normal" style:family="paragraph">
      <style:paragraph-properties fo:margin-bottom="0in" fo:line-height="100%"/>
    </style:style>
    <style:style style:name="T80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04" style:parent-style-name="Normal" style:family="paragraph">
      <style:paragraph-properties fo:margin-bottom="0in" fo:line-height="100%"/>
    </style:style>
    <style:style style:name="T80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06" style:parent-style-name="Normal" style:family="paragraph">
      <style:paragraph-properties fo:margin-bottom="0in" fo:line-height="100%"/>
    </style:style>
    <style:style style:name="T80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08" style:parent-style-name="Normal" style:family="paragraph">
      <style:paragraph-properties fo:margin-bottom="0in" fo:line-height="100%"/>
    </style:style>
    <style:style style:name="T80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10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11" style:parent-style-name="Normal" style:family="paragraph">
      <style:paragraph-properties fo:margin-bottom="0in" fo:line-height="100%"/>
    </style:style>
    <style:style style:name="T81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13" style:parent-style-name="Normal" style:family="paragraph">
      <style:paragraph-properties fo:margin-bottom="0in" fo:line-height="100%"/>
    </style:style>
    <style:style style:name="T81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15" style:parent-style-name="Normal" style:family="paragraph">
      <style:paragraph-properties fo:margin-bottom="0in" fo:line-height="100%"/>
    </style:style>
    <style:style style:name="T81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17" style:parent-style-name="Normal" style:family="paragraph">
      <style:paragraph-properties fo:margin-bottom="0in" fo:line-height="100%"/>
    </style:style>
    <style:style style:name="T81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1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20" style:parent-style-name="Normal" style:family="paragraph">
      <style:paragraph-properties fo:margin-bottom="0in" fo:line-height="100%"/>
    </style:style>
    <style:style style:name="T8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2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23" style:parent-style-name="Normal" style:family="paragraph">
      <style:paragraph-properties fo:margin-bottom="0in" fo:line-height="100%"/>
    </style:style>
    <style:style style:name="T8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25" style:parent-style-name="Normal" style:family="paragraph">
      <style:paragraph-properties fo:margin-bottom="0in" fo:line-height="100%"/>
    </style:style>
    <style:style style:name="T8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27" style:parent-style-name="Normal" style:family="paragraph">
      <style:paragraph-properties fo:margin-bottom="0in" fo:line-height="100%"/>
    </style:style>
    <style:style style:name="T8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2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30" style:parent-style-name="Normal" style:family="paragraph">
      <style:paragraph-properties fo:margin-bottom="0in" fo:line-height="100%"/>
    </style:style>
    <style:style style:name="T8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32" style:parent-style-name="Normal" style:family="paragraph">
      <style:paragraph-properties fo:margin-bottom="0in" fo:line-height="100%"/>
    </style:style>
    <style:style style:name="T8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34" style:parent-style-name="Normal" style:family="paragraph">
      <style:paragraph-properties fo:margin-bottom="0in" fo:line-height="100%"/>
    </style:style>
    <style:style style:name="T8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36" style:parent-style-name="Normal" style:family="paragraph">
      <style:paragraph-properties fo:margin-bottom="0in" fo:line-height="100%"/>
    </style:style>
    <style:style style:name="T8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3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39" style:parent-style-name="Normal" style:family="paragraph">
      <style:paragraph-properties fo:margin-bottom="0in" fo:line-height="100%"/>
    </style:style>
    <style:style style:name="T84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41" style:parent-style-name="Normal" style:family="paragraph">
      <style:paragraph-properties fo:margin-bottom="0in" fo:line-height="100%"/>
    </style:style>
    <style:style style:name="T84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43" style:parent-style-name="Normal" style:family="paragraph">
      <style:paragraph-properties fo:margin-bottom="0in" fo:line-height="100%"/>
    </style:style>
    <style:style style:name="T8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45" style:parent-style-name="Normal" style:family="paragraph">
      <style:paragraph-properties fo:margin-bottom="0in" fo:line-height="100%"/>
    </style:style>
    <style:style style:name="T8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47" style:parent-style-name="Normal" style:family="paragraph">
      <style:paragraph-properties fo:margin-bottom="0in" fo:line-height="100%"/>
    </style:style>
    <style:style style:name="T8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4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50" style:parent-style-name="Normal" style:family="paragraph">
      <style:paragraph-properties fo:margin-bottom="0in" fo:line-height="100%"/>
    </style:style>
    <style:style style:name="T8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52" style:parent-style-name="Normal" style:family="paragraph">
      <style:paragraph-properties fo:margin-bottom="0in" fo:line-height="100%"/>
    </style:style>
    <style:style style:name="T8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54" style:parent-style-name="Normal" style:family="paragraph">
      <style:paragraph-properties fo:margin-bottom="0in" fo:line-height="100%"/>
    </style:style>
    <style:style style:name="T8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56" style:parent-style-name="Normal" style:family="paragraph">
      <style:paragraph-properties fo:margin-bottom="0in" fo:line-height="100%"/>
    </style:style>
    <style:style style:name="T8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58" style:parent-style-name="Normal" style:family="paragraph">
      <style:paragraph-properties fo:margin-bottom="0in" fo:line-height="100%"/>
    </style:style>
    <style:style style:name="T8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60" style:parent-style-name="Normal" style:family="paragraph">
      <style:paragraph-properties fo:margin-bottom="0in" fo:line-height="100%"/>
    </style:style>
    <style:style style:name="T8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62" style:parent-style-name="Normal" style:family="paragraph">
      <style:paragraph-properties fo:margin-bottom="0in" fo:line-height="100%"/>
    </style:style>
    <style:style style:name="T8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64" style:parent-style-name="Normal" style:family="paragraph">
      <style:paragraph-properties fo:margin-bottom="0in" fo:line-height="100%"/>
    </style:style>
    <style:style style:name="T8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66" style:parent-style-name="Normal" style:family="paragraph">
      <style:paragraph-properties fo:margin-bottom="0in" fo:line-height="100%"/>
    </style:style>
    <style:style style:name="T8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68" style:parent-style-name="Normal" style:family="paragraph">
      <style:paragraph-properties fo:margin-bottom="0in" fo:line-height="100%"/>
    </style:style>
    <style:style style:name="T8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70" style:parent-style-name="Normal" style:family="paragraph">
      <style:paragraph-properties fo:margin-bottom="0in" fo:line-height="100%"/>
    </style:style>
    <style:style style:name="T8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72" style:parent-style-name="Normal" style:family="paragraph">
      <style:paragraph-properties fo:margin-bottom="0in" fo:line-height="100%"/>
    </style:style>
    <style:style style:name="T8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7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75" style:parent-style-name="Normal" style:family="paragraph">
      <style:paragraph-properties fo:margin-bottom="0in" fo:line-height="100%"/>
    </style:style>
    <style:style style:name="T8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77" style:parent-style-name="Normal" style:family="paragraph">
      <style:paragraph-properties fo:margin-bottom="0in" fo:line-height="100%"/>
    </style:style>
    <style:style style:name="T8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79" style:parent-style-name="Normal" style:family="paragraph">
      <style:paragraph-properties fo:margin-bottom="0in" fo:line-height="100%"/>
    </style:style>
    <style:style style:name="T8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81" style:parent-style-name="Normal" style:family="paragraph">
      <style:paragraph-properties fo:margin-bottom="0in" fo:line-height="100%"/>
    </style:style>
    <style:style style:name="T8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83" style:parent-style-name="Normal" style:family="paragraph">
      <style:paragraph-properties fo:margin-bottom="0in" fo:line-height="100%"/>
    </style:style>
    <style:style style:name="T8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85" style:parent-style-name="Normal" style:family="paragraph">
      <style:paragraph-properties fo:margin-bottom="0in" fo:line-height="100%"/>
    </style:style>
    <style:style style:name="T8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87" style:parent-style-name="Normal" style:family="paragraph">
      <style:paragraph-properties fo:margin-bottom="0in" fo:line-height="100%"/>
    </style:style>
    <style:style style:name="T8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8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890" style:parent-style-name="Normal" style:family="paragraph">
      <style:paragraph-properties fo:margin-bottom="0in" fo:line-height="100%"/>
    </style:style>
    <style:style style:name="T8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92" style:parent-style-name="Normal" style:family="paragraph">
      <style:paragraph-properties fo:margin-bottom="0in" fo:line-height="100%"/>
    </style:style>
    <style:style style:name="T8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94" style:parent-style-name="Normal" style:family="paragraph">
      <style:paragraph-properties fo:margin-bottom="0in" fo:line-height="100%"/>
    </style:style>
    <style:style style:name="T89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96" style:parent-style-name="Normal" style:family="paragraph">
      <style:paragraph-properties fo:margin-bottom="0in" fo:line-height="100%"/>
    </style:style>
    <style:style style:name="T8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898" style:parent-style-name="Normal" style:family="paragraph">
      <style:paragraph-properties fo:margin-bottom="0in" fo:line-height="100%"/>
    </style:style>
    <style:style style:name="T89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00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01" style:parent-style-name="Normal" style:family="paragraph">
      <style:paragraph-properties fo:margin-bottom="0in" fo:line-height="100%"/>
    </style:style>
    <style:style style:name="T9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03" style:parent-style-name="Normal" style:family="paragraph">
      <style:paragraph-properties fo:margin-bottom="0in" fo:line-height="100%"/>
    </style:style>
    <style:style style:name="T9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05" style:parent-style-name="Normal" style:family="paragraph">
      <style:paragraph-properties fo:margin-bottom="0in" fo:line-height="100%"/>
    </style:style>
    <style:style style:name="T9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07" style:parent-style-name="Normal" style:family="paragraph">
      <style:paragraph-properties fo:margin-bottom="0in" fo:line-height="100%"/>
    </style:style>
    <style:style style:name="T9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09" style:parent-style-name="Normal" style:family="paragraph">
      <style:paragraph-properties fo:margin-bottom="0in" fo:line-height="100%"/>
    </style:style>
    <style:style style:name="T91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11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12" style:parent-style-name="Normal" style:family="paragraph">
      <style:paragraph-properties fo:margin-bottom="0in" fo:line-height="100%"/>
    </style:style>
    <style:style style:name="T9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14" style:parent-style-name="Normal" style:family="paragraph">
      <style:paragraph-properties fo:margin-bottom="0in" fo:line-height="100%"/>
    </style:style>
    <style:style style:name="T9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16" style:parent-style-name="Normal" style:family="paragraph">
      <style:paragraph-properties fo:margin-bottom="0in" fo:line-height="100%"/>
    </style:style>
    <style:style style:name="T9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1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19" style:parent-style-name="Normal" style:family="paragraph">
      <style:paragraph-properties fo:margin-bottom="0in" fo:line-height="100%"/>
    </style:style>
    <style:style style:name="T92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21" style:parent-style-name="Normal" style:family="paragraph">
      <style:paragraph-properties fo:margin-bottom="0in" fo:line-height="100%"/>
    </style:style>
    <style:style style:name="T92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23" style:parent-style-name="Normal" style:family="paragraph">
      <style:paragraph-properties fo:margin-bottom="0in" fo:line-height="100%"/>
    </style:style>
    <style:style style:name="T9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25" style:parent-style-name="Normal" style:family="paragraph">
      <style:paragraph-properties fo:margin-bottom="0in" fo:line-height="100%"/>
    </style:style>
    <style:style style:name="T9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27" style:parent-style-name="Normal" style:family="paragraph">
      <style:paragraph-properties fo:margin-bottom="0in" fo:line-height="100%"/>
    </style:style>
    <style:style style:name="T9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29" style:parent-style-name="Normal" style:family="paragraph">
      <style:paragraph-properties fo:margin-bottom="0in" fo:line-height="100%"/>
    </style:style>
    <style:style style:name="T93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31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32" style:parent-style-name="Normal" style:family="paragraph">
      <style:paragraph-properties fo:margin-bottom="0in" fo:line-height="100%"/>
    </style:style>
    <style:style style:name="T9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34" style:parent-style-name="Normal" style:family="paragraph">
      <style:paragraph-properties fo:margin-bottom="0in" fo:line-height="100%"/>
    </style:style>
    <style:style style:name="T9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36" style:parent-style-name="Normal" style:family="paragraph">
      <style:paragraph-properties fo:margin-bottom="0in" fo:line-height="100%"/>
    </style:style>
    <style:style style:name="T9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38" style:parent-style-name="Normal" style:family="paragraph">
      <style:paragraph-properties fo:margin-bottom="0in" fo:line-height="100%"/>
    </style:style>
    <style:style style:name="T9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40" style:parent-style-name="Normal" style:family="paragraph">
      <style:paragraph-properties fo:margin-bottom="0in" fo:line-height="100%"/>
    </style:style>
    <style:style style:name="T9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4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43" style:parent-style-name="Normal" style:family="paragraph">
      <style:paragraph-properties fo:margin-bottom="0in" fo:line-height="100%"/>
    </style:style>
    <style:style style:name="T9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45" style:parent-style-name="Normal" style:family="paragraph">
      <style:paragraph-properties fo:margin-bottom="0in" fo:line-height="100%"/>
    </style:style>
    <style:style style:name="T9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47" style:parent-style-name="Normal" style:family="paragraph">
      <style:paragraph-properties fo:margin-bottom="0in" fo:line-height="100%"/>
    </style:style>
    <style:style style:name="T9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49" style:parent-style-name="Normal" style:family="paragraph">
      <style:paragraph-properties fo:margin-bottom="0in" fo:line-height="100%"/>
    </style:style>
    <style:style style:name="T95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51" style:parent-style-name="Normal" style:family="paragraph">
      <style:paragraph-properties fo:margin-bottom="0in" fo:line-height="100%"/>
    </style:style>
    <style:style style:name="T95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53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54" style:parent-style-name="Normal" style:family="paragraph">
      <style:paragraph-properties fo:margin-bottom="0in" fo:line-height="100%"/>
    </style:style>
    <style:style style:name="T9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56" style:parent-style-name="Normal" style:family="paragraph">
      <style:paragraph-properties fo:margin-bottom="0in" fo:line-height="100%"/>
    </style:style>
    <style:style style:name="T9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58" style:parent-style-name="Normal" style:family="paragraph">
      <style:paragraph-properties fo:margin-bottom="0in" fo:line-height="100%"/>
    </style:style>
    <style:style style:name="T9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60" style:parent-style-name="Normal" style:family="paragraph">
      <style:paragraph-properties fo:margin-bottom="0in" fo:line-height="100%"/>
    </style:style>
    <style:style style:name="T9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62" style:parent-style-name="Normal" style:family="paragraph">
      <style:paragraph-properties fo:margin-bottom="0in" fo:line-height="100%"/>
    </style:style>
    <style:style style:name="T9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64" style:parent-style-name="Normal" style:family="paragraph">
      <style:paragraph-properties fo:margin-bottom="0in" fo:line-height="100%"/>
    </style:style>
    <style:style style:name="T9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66" style:parent-style-name="Normal" style:family="paragraph">
      <style:paragraph-properties fo:margin-bottom="0in" fo:line-height="100%"/>
    </style:style>
    <style:style style:name="T9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68" style:parent-style-name="Normal" style:family="paragraph">
      <style:paragraph-properties fo:margin-bottom="0in" fo:line-height="100%"/>
    </style:style>
    <style:style style:name="T9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70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71" style:parent-style-name="Normal" style:family="paragraph">
      <style:paragraph-properties fo:margin-bottom="0in" fo:line-height="100%"/>
    </style:style>
    <style:style style:name="T9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73" style:parent-style-name="Normal" style:family="paragraph">
      <style:paragraph-properties fo:margin-bottom="0in" fo:line-height="100%"/>
    </style:style>
    <style:style style:name="T9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75" style:parent-style-name="Normal" style:family="paragraph">
      <style:paragraph-properties fo:margin-bottom="0in" fo:line-height="100%"/>
    </style:style>
    <style:style style:name="T9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77" style:parent-style-name="Normal" style:family="paragraph">
      <style:paragraph-properties fo:margin-bottom="0in" fo:line-height="100%"/>
    </style:style>
    <style:style style:name="T9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79" style:parent-style-name="Normal" style:family="paragraph">
      <style:paragraph-properties fo:margin-bottom="0in" fo:line-height="100%"/>
    </style:style>
    <style:style style:name="T9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81" style:parent-style-name="Normal" style:family="paragraph">
      <style:paragraph-properties fo:margin-bottom="0in" fo:line-height="100%"/>
    </style:style>
    <style:style style:name="T9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83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984" style:parent-style-name="Normal" style:family="paragraph">
      <style:paragraph-properties fo:margin-bottom="0in" fo:line-height="100%"/>
    </style:style>
    <style:style style:name="T98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86" style:parent-style-name="Normal" style:family="paragraph">
      <style:paragraph-properties fo:margin-bottom="0in" fo:line-height="100%"/>
    </style:style>
    <style:style style:name="T98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88" style:parent-style-name="Normal" style:family="paragraph">
      <style:paragraph-properties fo:margin-bottom="0in" fo:line-height="100%"/>
    </style:style>
    <style:style style:name="T98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90" style:parent-style-name="Normal" style:family="paragraph">
      <style:paragraph-properties fo:margin-bottom="0in" fo:line-height="100%"/>
    </style:style>
    <style:style style:name="T9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92" style:parent-style-name="Normal" style:family="paragraph">
      <style:paragraph-properties fo:margin-bottom="0in" fo:line-height="100%"/>
    </style:style>
    <style:style style:name="T9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94" style:parent-style-name="Normal" style:family="paragraph">
      <style:paragraph-properties fo:margin-bottom="0in" fo:line-height="100%"/>
    </style:style>
    <style:style style:name="T99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96" style:parent-style-name="Normal" style:family="paragraph">
      <style:paragraph-properties fo:margin-bottom="0in" fo:line-height="100%"/>
    </style:style>
    <style:style style:name="T9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998" style:parent-style-name="Normal" style:family="paragraph">
      <style:paragraph-properties fo:margin-bottom="0in" fo:line-height="100%"/>
    </style:style>
    <style:style style:name="T99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00" style:parent-style-name="Normal" style:family="paragraph">
      <style:paragraph-properties fo:margin-bottom="0in" fo:line-height="100%"/>
    </style:style>
    <style:style style:name="T100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0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03" style:parent-style-name="Normal" style:family="paragraph">
      <style:paragraph-properties fo:margin-bottom="0in" fo:line-height="100%"/>
    </style:style>
    <style:style style:name="T10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05" style:parent-style-name="Normal" style:family="paragraph">
      <style:paragraph-properties fo:margin-bottom="0in" fo:line-height="100%"/>
    </style:style>
    <style:style style:name="T10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07" style:parent-style-name="Normal" style:family="paragraph">
      <style:paragraph-properties fo:margin-bottom="0in" fo:line-height="100%"/>
    </style:style>
    <style:style style:name="T10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09" style:parent-style-name="Normal" style:family="paragraph">
      <style:paragraph-properties fo:margin-bottom="0in" fo:line-height="100%"/>
    </style:style>
    <style:style style:name="T101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11" style:parent-style-name="Normal" style:family="paragraph">
      <style:paragraph-properties fo:margin-bottom="0in" fo:line-height="100%"/>
    </style:style>
    <style:style style:name="T101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13" style:parent-style-name="Normal" style:family="paragraph">
      <style:paragraph-properties fo:margin-bottom="0in" fo:line-height="100%"/>
    </style:style>
    <style:style style:name="T101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15" style:parent-style-name="Normal" style:family="paragraph">
      <style:paragraph-properties fo:margin-bottom="0in" fo:line-height="100%"/>
    </style:style>
    <style:style style:name="T101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1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18" style:parent-style-name="Normal" style:family="paragraph">
      <style:paragraph-properties fo:margin-bottom="0in" fo:line-height="100%"/>
    </style:style>
    <style:style style:name="T10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20" style:parent-style-name="Normal" style:family="paragraph">
      <style:paragraph-properties fo:margin-bottom="0in" fo:line-height="100%"/>
    </style:style>
    <style:style style:name="T10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22" style:parent-style-name="Normal" style:family="paragraph">
      <style:paragraph-properties fo:margin-bottom="0in" fo:line-height="100%"/>
    </style:style>
    <style:style style:name="T102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26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27" style:parent-style-name="Normal" style:family="paragraph">
      <style:paragraph-properties fo:margin-bottom="0in" fo:line-height="100%"/>
    </style:style>
    <style:style style:name="T10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29" style:parent-style-name="Normal" style:family="paragraph">
      <style:paragraph-properties fo:margin-bottom="0in" fo:line-height="100%"/>
    </style:style>
    <style:style style:name="T103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31" style:parent-style-name="Normal" style:family="paragraph">
      <style:paragraph-properties fo:margin-bottom="0in" fo:line-height="100%"/>
    </style:style>
    <style:style style:name="T103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33" style:parent-style-name="Normal" style:family="paragraph">
      <style:paragraph-properties fo:margin-bottom="0in" fo:line-height="100%"/>
    </style:style>
    <style:style style:name="T103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35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36" style:parent-style-name="Normal" style:family="paragraph">
      <style:paragraph-properties fo:margin-bottom="0in" fo:line-height="100%"/>
    </style:style>
    <style:style style:name="T10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38" style:parent-style-name="Normal" style:family="paragraph">
      <style:paragraph-properties fo:margin-bottom="0in" fo:line-height="100%"/>
    </style:style>
    <style:style style:name="T10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40" style:parent-style-name="Normal" style:family="paragraph">
      <style:paragraph-properties fo:margin-bottom="0in" fo:line-height="100%"/>
    </style:style>
    <style:style style:name="T10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4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43" style:parent-style-name="Normal" style:family="paragraph">
      <style:paragraph-properties fo:margin-bottom="0in" fo:line-height="100%"/>
    </style:style>
    <style:style style:name="T10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45" style:parent-style-name="Normal" style:family="paragraph">
      <style:paragraph-properties fo:margin-bottom="0in" fo:line-height="100%"/>
    </style:style>
    <style:style style:name="T10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47" style:parent-style-name="Normal" style:family="paragraph">
      <style:paragraph-properties fo:margin-bottom="0in" fo:line-height="100%"/>
    </style:style>
    <style:style style:name="T10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49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50" style:parent-style-name="Normal" style:family="paragraph">
      <style:paragraph-properties fo:margin-bottom="0in" fo:line-height="100%"/>
    </style:style>
    <style:style style:name="T10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52" style:parent-style-name="Normal" style:family="paragraph">
      <style:paragraph-properties fo:margin-bottom="0in" fo:line-height="100%"/>
    </style:style>
    <style:style style:name="T10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54" style:parent-style-name="Normal" style:family="paragraph">
      <style:paragraph-properties fo:margin-bottom="0in" fo:line-height="100%"/>
    </style:style>
    <style:style style:name="T10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56" style:parent-style-name="Normal" style:family="paragraph">
      <style:paragraph-properties fo:margin-bottom="0in" fo:line-height="100%"/>
    </style:style>
    <style:style style:name="T10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58" style:parent-style-name="Normal" style:family="paragraph">
      <style:paragraph-properties fo:margin-bottom="0in" fo:line-height="100%"/>
    </style:style>
    <style:style style:name="T10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60" style:parent-style-name="Normal" style:family="paragraph">
      <style:paragraph-properties fo:margin-bottom="0in" fo:line-height="100%"/>
    </style:style>
    <style:style style:name="T10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6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63" style:parent-style-name="Normal" style:family="paragraph">
      <style:paragraph-properties fo:margin-bottom="0in" fo:line-height="100%"/>
    </style:style>
    <style:style style:name="T106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65" style:parent-style-name="Normal" style:family="paragraph">
      <style:paragraph-properties fo:margin-bottom="0in" fo:line-height="100%"/>
    </style:style>
    <style:style style:name="T106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67" style:parent-style-name="Normal" style:family="paragraph">
      <style:paragraph-properties fo:margin-bottom="0in" fo:line-height="100%"/>
    </style:style>
    <style:style style:name="T106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69" style:parent-style-name="Normal" style:family="paragraph">
      <style:paragraph-properties fo:margin-bottom="0in" fo:line-height="100%"/>
    </style:style>
    <style:style style:name="T107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71" style:parent-style-name="Normal" style:family="paragraph">
      <style:paragraph-properties fo:margin-bottom="0in" fo:line-height="100%"/>
    </style:style>
    <style:style style:name="T10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73" style:parent-style-name="Normal" style:family="paragraph">
      <style:paragraph-properties fo:margin-bottom="0in" fo:line-height="100%"/>
    </style:style>
    <style:style style:name="T10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75" style:parent-style-name="Normal" style:family="paragraph">
      <style:paragraph-properties fo:margin-bottom="0in" fo:line-height="100%"/>
    </style:style>
    <style:style style:name="T10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7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78" style:parent-style-name="Normal" style:family="paragraph">
      <style:paragraph-properties fo:margin-bottom="0in" fo:line-height="100%"/>
    </style:style>
    <style:style style:name="T107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80" style:parent-style-name="Normal" style:family="paragraph">
      <style:paragraph-properties fo:margin-bottom="0in" fo:line-height="100%"/>
    </style:style>
    <style:style style:name="T108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8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83" style:parent-style-name="Normal" style:family="paragraph">
      <style:paragraph-properties fo:margin-bottom="0in" fo:line-height="100%"/>
    </style:style>
    <style:style style:name="T10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85" style:parent-style-name="Normal" style:family="paragraph">
      <style:paragraph-properties fo:margin-bottom="0in" fo:line-height="100%"/>
    </style:style>
    <style:style style:name="T10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87" style:parent-style-name="Normal" style:family="paragraph">
      <style:paragraph-properties fo:margin-bottom="0in" fo:line-height="100%"/>
    </style:style>
    <style:style style:name="T10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89" style:parent-style-name="Normal" style:family="paragraph">
      <style:paragraph-properties fo:margin-bottom="0in" fo:line-height="100%"/>
    </style:style>
    <style:style style:name="T10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91" style:parent-style-name="Normal" style:family="paragraph">
      <style:paragraph-properties fo:margin-bottom="0in" fo:line-height="100%"/>
    </style:style>
    <style:style style:name="T109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93" style:parent-style-name="Normal" style:family="paragraph">
      <style:paragraph-properties fo:margin-bottom="0in" fo:line-height="100%"/>
    </style:style>
    <style:style style:name="T109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95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096" style:parent-style-name="Normal" style:family="paragraph">
      <style:paragraph-properties fo:margin-bottom="0in" fo:line-height="100%"/>
    </style:style>
    <style:style style:name="T10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098" style:parent-style-name="Normal" style:family="paragraph">
      <style:paragraph-properties fo:margin-bottom="0in" fo:line-height="100%"/>
    </style:style>
    <style:style style:name="T109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00" style:parent-style-name="Normal" style:family="paragraph">
      <style:paragraph-properties fo:margin-bottom="0in" fo:line-height="100%"/>
    </style:style>
    <style:style style:name="T110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02" style:parent-style-name="Normal" style:family="paragraph">
      <style:paragraph-properties fo:margin-bottom="0in" fo:line-height="100%"/>
    </style:style>
    <style:style style:name="T110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04" style:parent-style-name="Normal" style:family="paragraph">
      <style:paragraph-properties fo:margin-bottom="0in" fo:line-height="100%"/>
    </style:style>
    <style:style style:name="T110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06" style:parent-style-name="Normal" style:family="paragraph">
      <style:paragraph-properties fo:margin-bottom="0in" fo:line-height="100%"/>
    </style:style>
    <style:style style:name="T110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08" style:parent-style-name="Normal" style:family="paragraph">
      <style:paragraph-properties fo:margin-bottom="0in" fo:line-height="100%"/>
    </style:style>
    <style:style style:name="T110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10" style:parent-style-name="Normal" style:family="paragraph">
      <style:paragraph-properties fo:margin-bottom="0in" fo:line-height="100%"/>
    </style:style>
    <style:style style:name="T11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12" style:parent-style-name="Normal" style:family="paragraph">
      <style:paragraph-properties fo:margin-bottom="0in" fo:line-height="100%"/>
    </style:style>
    <style:style style:name="T11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14" style:parent-style-name="Normal" style:family="paragraph">
      <style:paragraph-properties fo:margin-bottom="0in" fo:line-height="100%"/>
    </style:style>
    <style:style style:name="T11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16" style:parent-style-name="Normal" style:family="paragraph">
      <style:paragraph-properties fo:margin-bottom="0in" fo:line-height="100%"/>
    </style:style>
    <style:style style:name="T11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18" style:parent-style-name="Normal" style:family="paragraph">
      <style:paragraph-properties fo:margin-bottom="0in" fo:line-height="100%"/>
    </style:style>
    <style:style style:name="T11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20" style:parent-style-name="Normal" style:family="paragraph">
      <style:paragraph-properties fo:margin-bottom="0in" fo:line-height="100%"/>
    </style:style>
    <style:style style:name="T11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22" style:parent-style-name="Normal" style:family="paragraph">
      <style:paragraph-properties fo:margin-bottom="0in" fo:line-height="100%"/>
    </style:style>
    <style:style style:name="T112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24" style:parent-style-name="Normal" style:family="paragraph">
      <style:paragraph-properties fo:margin-bottom="0in" fo:line-height="100%"/>
    </style:style>
    <style:style style:name="T112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26" style:parent-style-name="Normal" style:family="paragraph">
      <style:paragraph-properties fo:margin-bottom="0in" fo:line-height="100%"/>
    </style:style>
    <style:style style:name="T112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2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129" style:parent-style-name="Normal" style:family="paragraph">
      <style:paragraph-properties fo:margin-bottom="0in" fo:line-height="100%"/>
    </style:style>
    <style:style style:name="T113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31" style:parent-style-name="Normal" style:family="paragraph">
      <style:paragraph-properties fo:margin-bottom="0in" fo:line-height="100%"/>
    </style:style>
    <style:style style:name="T113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33" style:parent-style-name="Normal" style:family="paragraph">
      <style:paragraph-properties fo:margin-bottom="0in" fo:line-height="100%"/>
    </style:style>
    <style:style style:name="T113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35" style:parent-style-name="Normal" style:family="paragraph">
      <style:paragraph-properties fo:margin-bottom="0in" fo:line-height="100%"/>
    </style:style>
    <style:style style:name="T113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37" style:parent-style-name="Normal" style:family="paragraph">
      <style:paragraph-properties fo:margin-bottom="0in" fo:line-height="100%"/>
    </style:style>
    <style:style style:name="T113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39" style:parent-style-name="Normal" style:family="paragraph">
      <style:paragraph-properties fo:margin-bottom="0in" fo:line-height="100%"/>
    </style:style>
    <style:style style:name="T114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41" style:parent-style-name="Normal" style:family="paragraph">
      <style:paragraph-properties fo:margin-bottom="0in" fo:line-height="100%"/>
    </style:style>
    <style:style style:name="T114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43" style:parent-style-name="Normal" style:family="paragraph">
      <style:paragraph-properties fo:margin-bottom="0in" fo:line-height="100%"/>
    </style:style>
    <style:style style:name="T11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45" style:parent-style-name="Normal" style:family="paragraph">
      <style:paragraph-properties fo:margin-bottom="0in" fo:line-height="100%"/>
    </style:style>
    <style:style style:name="T11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47" style:parent-style-name="Normal" style:family="paragraph">
      <style:paragraph-properties fo:margin-bottom="0in" fo:line-height="100%"/>
    </style:style>
    <style:style style:name="T11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49" style:parent-style-name="Normal" style:family="paragraph">
      <style:paragraph-properties fo:margin-bottom="0in" fo:line-height="100%"/>
    </style:style>
    <style:style style:name="T115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51" style:parent-style-name="Normal" style:family="paragraph">
      <style:paragraph-properties fo:margin-bottom="0in" fo:line-height="100%"/>
    </style:style>
    <style:style style:name="T115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53" style:parent-style-name="Normal" style:family="paragraph">
      <style:paragraph-properties fo:margin-bottom="0in" fo:line-height="100%"/>
    </style:style>
    <style:style style:name="T115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55" style:parent-style-name="Normal" style:family="paragraph">
      <style:paragraph-properties fo:margin-bottom="0in" fo:line-height="100%"/>
    </style:style>
    <style:style style:name="T115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57" style:parent-style-name="Normal" style:family="paragraph">
      <style:paragraph-properties fo:margin-bottom="0in" fo:line-height="100%"/>
    </style:style>
    <style:style style:name="T115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59" style:parent-style-name="Normal" style:family="paragraph">
      <style:paragraph-properties fo:margin-bottom="0in" fo:line-height="100%"/>
    </style:style>
    <style:style style:name="T116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61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162" style:parent-style-name="Normal" style:family="paragraph">
      <style:paragraph-properties fo:margin-bottom="0in" fo:line-height="100%"/>
    </style:style>
    <style:style style:name="T11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64" style:parent-style-name="Normal" style:family="paragraph">
      <style:paragraph-properties fo:margin-bottom="0in" fo:line-height="100%"/>
    </style:style>
    <style:style style:name="T11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66" style:parent-style-name="Normal" style:family="paragraph">
      <style:paragraph-properties fo:margin-bottom="0in" fo:line-height="100%"/>
    </style:style>
    <style:style style:name="T11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68" style:parent-style-name="Normal" style:family="paragraph">
      <style:paragraph-properties fo:margin-bottom="0in" fo:line-height="100%"/>
    </style:style>
    <style:style style:name="T11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70" style:parent-style-name="Normal" style:family="paragraph">
      <style:paragraph-properties fo:margin-bottom="0in" fo:line-height="100%"/>
    </style:style>
    <style:style style:name="T11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72" style:parent-style-name="Normal" style:family="paragraph">
      <style:paragraph-properties fo:margin-bottom="0in" fo:line-height="100%"/>
    </style:style>
    <style:style style:name="T11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74" style:parent-style-name="Normal" style:family="paragraph">
      <style:paragraph-properties fo:margin-bottom="0in" fo:line-height="100%"/>
    </style:style>
    <style:style style:name="T117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76" style:parent-style-name="Normal" style:family="paragraph">
      <style:paragraph-properties fo:margin-bottom="0in" fo:line-height="100%"/>
    </style:style>
    <style:style style:name="T117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78" style:parent-style-name="Normal" style:family="paragraph">
      <style:paragraph-properties fo:margin-bottom="0in" fo:line-height="100%"/>
    </style:style>
    <style:style style:name="T117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80" style:parent-style-name="Normal" style:family="paragraph">
      <style:paragraph-properties fo:margin-bottom="0in" fo:line-height="100%"/>
    </style:style>
    <style:style style:name="T118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82" style:parent-style-name="Normal" style:family="paragraph">
      <style:paragraph-properties fo:margin-bottom="0in" fo:line-height="100%"/>
    </style:style>
    <style:style style:name="T118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84" style:parent-style-name="Normal" style:family="paragraph">
      <style:paragraph-properties fo:margin-bottom="0in" fo:line-height="100%"/>
    </style:style>
    <style:style style:name="T118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86" style:parent-style-name="Normal" style:family="paragraph">
      <style:paragraph-properties fo:margin-bottom="0in" fo:line-height="100%"/>
    </style:style>
    <style:style style:name="T118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88" style:parent-style-name="Normal" style:family="paragraph">
      <style:paragraph-properties fo:margin-bottom="0in" fo:line-height="100%"/>
    </style:style>
    <style:style style:name="T118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90" style:parent-style-name="Normal" style:family="paragraph">
      <style:paragraph-properties fo:margin-bottom="0in" fo:line-height="100%"/>
    </style:style>
    <style:style style:name="T11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92" style:parent-style-name="Normal" style:family="paragraph">
      <style:paragraph-properties fo:margin-bottom="0in" fo:line-height="100%"/>
    </style:style>
    <style:style style:name="T11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94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195" style:parent-style-name="Normal" style:family="paragraph">
      <style:paragraph-properties fo:margin-bottom="0in" fo:line-height="100%"/>
    </style:style>
    <style:style style:name="T119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97" style:parent-style-name="Normal" style:family="paragraph">
      <style:paragraph-properties fo:margin-bottom="0in" fo:line-height="100%"/>
    </style:style>
    <style:style style:name="T119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199" style:parent-style-name="Normal" style:family="paragraph">
      <style:paragraph-properties fo:margin-bottom="0in" fo:line-height="100%"/>
    </style:style>
    <style:style style:name="T120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01" style:parent-style-name="Normal" style:family="paragraph">
      <style:paragraph-properties fo:margin-bottom="0in" fo:line-height="100%"/>
    </style:style>
    <style:style style:name="T120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03" style:parent-style-name="Normal" style:family="paragraph">
      <style:paragraph-properties fo:margin-bottom="0in" fo:line-height="100%"/>
    </style:style>
    <style:style style:name="T120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05" style:parent-style-name="Normal" style:family="paragraph">
      <style:paragraph-properties fo:margin-bottom="0in" fo:line-height="100%"/>
    </style:style>
    <style:style style:name="T120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07" style:parent-style-name="Normal" style:family="paragraph">
      <style:paragraph-properties fo:margin-bottom="0in" fo:line-height="100%"/>
    </style:style>
    <style:style style:name="T120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09" style:parent-style-name="Normal" style:family="paragraph">
      <style:paragraph-properties fo:margin-bottom="0in" fo:line-height="100%"/>
    </style:style>
    <style:style style:name="T121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11" style:parent-style-name="Normal" style:family="paragraph">
      <style:paragraph-properties fo:margin-bottom="0in" fo:line-height="100%"/>
    </style:style>
    <style:style style:name="T121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13" style:parent-style-name="Normal" style:family="paragraph">
      <style:paragraph-properties fo:margin-bottom="0in" fo:line-height="100%"/>
    </style:style>
    <style:style style:name="T121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15" style:parent-style-name="Normal" style:family="paragraph">
      <style:paragraph-properties fo:margin-bottom="0in" fo:line-height="100%"/>
    </style:style>
    <style:style style:name="T121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17" style:parent-style-name="Normal" style:family="paragraph">
      <style:paragraph-properties fo:margin-bottom="0in" fo:line-height="100%"/>
    </style:style>
    <style:style style:name="T121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19" style:parent-style-name="Normal" style:family="paragraph">
      <style:paragraph-properties fo:margin-bottom="0in" fo:line-height="100%"/>
    </style:style>
    <style:style style:name="T122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21" style:parent-style-name="Normal" style:family="paragraph">
      <style:paragraph-properties fo:margin-bottom="0in" fo:line-height="100%"/>
    </style:style>
    <style:style style:name="T122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23" style:parent-style-name="Normal" style:family="paragraph">
      <style:paragraph-properties fo:margin-bottom="0in" fo:line-height="100%"/>
    </style:style>
    <style:style style:name="T12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25" style:parent-style-name="Normal" style:family="paragraph">
      <style:paragraph-properties fo:margin-bottom="0in" fo:line-height="100%"/>
    </style:style>
    <style:style style:name="T12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27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228" style:parent-style-name="Normal" style:family="paragraph">
      <style:paragraph-properties fo:margin-bottom="0in" fo:line-height="100%"/>
    </style:style>
    <style:style style:name="T122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30" style:parent-style-name="Normal" style:family="paragraph">
      <style:paragraph-properties fo:margin-bottom="0in" fo:line-height="100%"/>
    </style:style>
    <style:style style:name="T123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32" style:parent-style-name="Normal" style:family="paragraph">
      <style:paragraph-properties fo:margin-bottom="0in" fo:line-height="100%"/>
    </style:style>
    <style:style style:name="T123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34" style:parent-style-name="Normal" style:family="paragraph">
      <style:paragraph-properties fo:margin-bottom="0in" fo:line-height="100%"/>
    </style:style>
    <style:style style:name="T123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36" style:parent-style-name="Normal" style:family="paragraph">
      <style:paragraph-properties fo:margin-bottom="0in" fo:line-height="100%"/>
    </style:style>
    <style:style style:name="T123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38" style:parent-style-name="Normal" style:family="paragraph">
      <style:paragraph-properties fo:margin-bottom="0in" fo:line-height="100%"/>
    </style:style>
    <style:style style:name="T123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40" style:parent-style-name="Normal" style:family="paragraph">
      <style:paragraph-properties fo:margin-bottom="0in" fo:line-height="100%"/>
    </style:style>
    <style:style style:name="T124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42" style:parent-style-name="Normal" style:family="paragraph">
      <style:paragraph-properties fo:margin-bottom="0in" fo:line-height="100%"/>
    </style:style>
    <style:style style:name="T124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44" style:parent-style-name="Normal" style:family="paragraph">
      <style:paragraph-properties fo:margin-bottom="0in" fo:line-height="100%"/>
    </style:style>
    <style:style style:name="T124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46" style:parent-style-name="Normal" style:family="paragraph">
      <style:paragraph-properties fo:margin-bottom="0in" fo:line-height="100%"/>
    </style:style>
    <style:style style:name="T124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48" style:parent-style-name="Normal" style:family="paragraph">
      <style:paragraph-properties fo:margin-bottom="0in" fo:line-height="100%"/>
    </style:style>
    <style:style style:name="T124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50" style:parent-style-name="Normal" style:family="paragraph">
      <style:paragraph-properties fo:margin-bottom="0in" fo:line-height="100%"/>
    </style:style>
    <style:style style:name="T125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52" style:parent-style-name="Normal" style:family="paragraph">
      <style:paragraph-properties fo:margin-bottom="0in" fo:line-height="100%"/>
    </style:style>
    <style:style style:name="T125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54" style:parent-style-name="Normal" style:family="paragraph">
      <style:paragraph-properties fo:margin-bottom="0in" fo:line-height="100%"/>
    </style:style>
    <style:style style:name="T125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56" style:parent-style-name="Normal" style:family="paragraph">
      <style:paragraph-properties fo:margin-bottom="0in" fo:line-height="100%"/>
    </style:style>
    <style:style style:name="T12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58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259" style:parent-style-name="Normal" style:family="paragraph">
      <style:paragraph-properties fo:margin-bottom="0in" fo:line-height="100%"/>
    </style:style>
    <style:style style:name="T126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61" style:parent-style-name="Normal" style:family="paragraph">
      <style:paragraph-properties fo:margin-bottom="0in" fo:line-height="100%"/>
    </style:style>
    <style:style style:name="T126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63" style:parent-style-name="Normal" style:family="paragraph">
      <style:paragraph-properties fo:margin-bottom="0in" fo:line-height="100%"/>
    </style:style>
    <style:style style:name="T126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65" style:parent-style-name="Normal" style:family="paragraph">
      <style:paragraph-properties fo:margin-bottom="0in" fo:line-height="100%"/>
    </style:style>
    <style:style style:name="T126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67" style:parent-style-name="Normal" style:family="paragraph">
      <style:paragraph-properties fo:margin-bottom="0in" fo:line-height="100%"/>
    </style:style>
    <style:style style:name="T126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69" style:parent-style-name="Normal" style:family="paragraph">
      <style:paragraph-properties fo:margin-bottom="0in" fo:line-height="100%"/>
    </style:style>
    <style:style style:name="T127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71" style:parent-style-name="Normal" style:family="paragraph">
      <style:paragraph-properties fo:margin-bottom="0in" fo:line-height="100%"/>
    </style:style>
    <style:style style:name="T127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73" style:parent-style-name="Normal" style:family="paragraph">
      <style:paragraph-properties fo:margin-bottom="0in" fo:line-height="100%"/>
    </style:style>
    <style:style style:name="T127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75" style:parent-style-name="Normal" style:family="paragraph">
      <style:paragraph-properties fo:margin-bottom="0in" fo:line-height="100%"/>
    </style:style>
    <style:style style:name="T127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77" style:parent-style-name="Normal" style:family="paragraph">
      <style:paragraph-properties fo:margin-bottom="0in" fo:line-height="100%"/>
    </style:style>
    <style:style style:name="T127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79" style:parent-style-name="Normal" style:family="paragraph">
      <style:paragraph-properties fo:margin-bottom="0in" fo:line-height="100%"/>
    </style:style>
    <style:style style:name="T128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81" style:parent-style-name="Normal" style:family="paragraph">
      <style:paragraph-properties fo:margin-bottom="0in" fo:line-height="100%"/>
    </style:style>
    <style:style style:name="T128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83" style:parent-style-name="Normal" style:family="paragraph">
      <style:paragraph-properties fo:margin-bottom="0in" fo:line-height="100%"/>
    </style:style>
    <style:style style:name="T128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85" style:parent-style-name="Normal" style:family="paragraph">
      <style:paragraph-properties fo:margin-bottom="0in" fo:line-height="100%"/>
    </style:style>
    <style:style style:name="T128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87" style:parent-style-name="Normal" style:family="paragraph">
      <style:paragraph-properties fo:margin-bottom="0in" fo:line-height="100%"/>
    </style:style>
    <style:style style:name="T128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89" style:parent-style-name="Normal" style:family="paragraph">
      <style:paragraph-properties fo:margin-bottom="0in" fo:line-height="100%"/>
    </style:style>
    <style:style style:name="T129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91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292" style:parent-style-name="Normal" style:family="paragraph">
      <style:paragraph-properties fo:margin-bottom="0in" fo:line-height="100%"/>
    </style:style>
    <style:style style:name="T12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94" style:parent-style-name="Normal" style:family="paragraph">
      <style:paragraph-properties fo:margin-bottom="0in" fo:line-height="100%"/>
    </style:style>
    <style:style style:name="T129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96" style:parent-style-name="Normal" style:family="paragraph">
      <style:paragraph-properties fo:margin-bottom="0in" fo:line-height="100%"/>
    </style:style>
    <style:style style:name="T129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298" style:parent-style-name="Normal" style:family="paragraph">
      <style:paragraph-properties fo:margin-bottom="0in" fo:line-height="100%"/>
    </style:style>
    <style:style style:name="T129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00" style:parent-style-name="Normal" style:family="paragraph">
      <style:paragraph-properties fo:margin-bottom="0in" fo:line-height="100%"/>
    </style:style>
    <style:style style:name="T130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02" style:parent-style-name="Normal" style:family="paragraph">
      <style:paragraph-properties fo:margin-bottom="0in" fo:line-height="100%"/>
    </style:style>
    <style:style style:name="T130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04" style:parent-style-name="Normal" style:family="paragraph">
      <style:paragraph-properties fo:margin-bottom="0in" fo:line-height="100%"/>
    </style:style>
    <style:style style:name="T130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06" style:parent-style-name="Normal" style:family="paragraph">
      <style:paragraph-properties fo:margin-bottom="0in" fo:line-height="100%"/>
    </style:style>
    <style:style style:name="T130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08" style:parent-style-name="Normal" style:family="paragraph">
      <style:paragraph-properties fo:margin-bottom="0in" fo:line-height="100%"/>
    </style:style>
    <style:style style:name="T130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10" style:parent-style-name="Normal" style:family="paragraph">
      <style:paragraph-properties fo:margin-bottom="0in" fo:line-height="100%"/>
    </style:style>
    <style:style style:name="T131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12" style:parent-style-name="Normal" style:family="paragraph">
      <style:paragraph-properties fo:margin-bottom="0in" fo:line-height="100%"/>
    </style:style>
    <style:style style:name="T131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14" style:parent-style-name="Normal" style:family="paragraph">
      <style:paragraph-properties fo:margin-bottom="0in" fo:line-height="100%"/>
    </style:style>
    <style:style style:name="T131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16" style:parent-style-name="Normal" style:family="paragraph">
      <style:paragraph-properties fo:margin-bottom="0in" fo:line-height="100%"/>
    </style:style>
    <style:style style:name="T131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18" style:parent-style-name="Normal" style:family="paragraph">
      <style:paragraph-properties fo:margin-bottom="0in" fo:line-height="100%"/>
    </style:style>
    <style:style style:name="T131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20" style:parent-style-name="Normal" style:family="paragraph">
      <style:paragraph-properties fo:margin-bottom="0in" fo:line-height="100%"/>
    </style:style>
    <style:style style:name="T132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22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323" style:parent-style-name="Normal" style:family="paragraph">
      <style:paragraph-properties fo:margin-bottom="0in" fo:line-height="100%"/>
    </style:style>
    <style:style style:name="T132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25" style:parent-style-name="Normal" style:family="paragraph">
      <style:paragraph-properties fo:margin-bottom="0in" fo:line-height="100%"/>
    </style:style>
    <style:style style:name="T132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27" style:parent-style-name="Normal" style:family="paragraph">
      <style:paragraph-properties fo:margin-bottom="0in" fo:line-height="100%"/>
    </style:style>
    <style:style style:name="T132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29" style:parent-style-name="Normal" style:family="paragraph">
      <style:paragraph-properties fo:margin-bottom="0in" fo:line-height="100%"/>
    </style:style>
    <style:style style:name="T133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31" style:parent-style-name="Normal" style:family="paragraph">
      <style:paragraph-properties fo:margin-bottom="0in" fo:line-height="100%"/>
    </style:style>
    <style:style style:name="T133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33" style:parent-style-name="Normal" style:family="paragraph">
      <style:paragraph-properties fo:margin-bottom="0in" fo:line-height="100%"/>
    </style:style>
    <style:style style:name="T133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35" style:parent-style-name="Normal" style:family="paragraph">
      <style:paragraph-properties fo:margin-bottom="0in" fo:line-height="100%"/>
    </style:style>
    <style:style style:name="T133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37" style:parent-style-name="Normal" style:family="paragraph">
      <style:paragraph-properties fo:margin-bottom="0in" fo:line-height="100%"/>
    </style:style>
    <style:style style:name="T133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39" style:parent-style-name="Normal" style:family="paragraph">
      <style:paragraph-properties fo:margin-bottom="0in" fo:line-height="100%"/>
    </style:style>
    <style:style style:name="T134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41" style:parent-style-name="Normal" style:family="paragraph">
      <style:paragraph-properties fo:margin-bottom="0in" fo:line-height="100%"/>
    </style:style>
    <style:style style:name="T134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43" style:parent-style-name="Normal" style:family="paragraph">
      <style:paragraph-properties fo:margin-bottom="0in" fo:line-height="100%"/>
    </style:style>
    <style:style style:name="T134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45" style:parent-style-name="Normal" style:family="paragraph">
      <style:paragraph-properties fo:margin-bottom="0in" fo:line-height="100%"/>
    </style:style>
    <style:style style:name="T1346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47" style:parent-style-name="Normal" style:family="paragraph">
      <style:paragraph-properties fo:margin-bottom="0in" fo:line-height="100%"/>
    </style:style>
    <style:style style:name="T1348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49" style:parent-style-name="Normal" style:family="paragraph">
      <style:paragraph-properties fo:margin-bottom="0in" fo:line-height="100%"/>
    </style:style>
    <style:style style:name="T1350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51" style:parent-style-name="Normal" style:family="paragraph">
      <style:paragraph-properties fo:margin-bottom="0in" fo:line-height="100%"/>
    </style:style>
    <style:style style:name="T1352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53" style:parent-style-name="Normal" style:family="paragraph">
      <style:paragraph-properties fo:margin-bottom="0in" fo:line-height="100%"/>
    </style:style>
    <style:style style:name="T1354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55" style:parent-style-name="Normal" style:family="paragraph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/>
    </style:style>
    <style:style style:name="P1356" style:parent-style-name="Normal" style:family="paragraph">
      <style:paragraph-properties fo:margin-bottom="0in" fo:line-height="100%"/>
    </style:style>
    <style:style style:name="T135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58" style:parent-style-name="Normal" style:family="paragraph">
      <style:paragraph-properties fo:margin-bottom="0in" fo:line-height="100%"/>
    </style:style>
    <style:style style:name="T135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60" style:parent-style-name="Normal" style:family="paragraph">
      <style:paragraph-properties fo:margin-bottom="0in" fo:line-height="100%"/>
    </style:style>
    <style:style style:name="T136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62" style:parent-style-name="Normal" style:family="paragraph">
      <style:paragraph-properties fo:margin-bottom="0in" fo:line-height="100%"/>
    </style:style>
    <style:style style:name="T136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64" style:parent-style-name="Normal" style:family="paragraph">
      <style:paragraph-properties fo:margin-bottom="0in" fo:line-height="100%"/>
    </style:style>
    <style:style style:name="T136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66" style:parent-style-name="Normal" style:family="paragraph">
      <style:paragraph-properties fo:margin-bottom="0in" fo:line-height="100%"/>
    </style:style>
    <style:style style:name="T136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68" style:parent-style-name="Normal" style:family="paragraph">
      <style:paragraph-properties fo:margin-bottom="0in" fo:line-height="100%"/>
    </style:style>
    <style:style style:name="T136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70" style:parent-style-name="Normal" style:family="paragraph">
      <style:paragraph-properties fo:margin-bottom="0in" fo:line-height="100%"/>
    </style:style>
    <style:style style:name="T137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72" style:parent-style-name="Normal" style:family="paragraph">
      <style:paragraph-properties fo:margin-bottom="0in" fo:line-height="100%"/>
    </style:style>
    <style:style style:name="T137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74" style:parent-style-name="Normal" style:family="paragraph">
      <style:paragraph-properties fo:margin-bottom="0in" fo:line-height="100%"/>
    </style:style>
    <style:style style:name="T137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76" style:parent-style-name="Normal" style:family="paragraph">
      <style:paragraph-properties fo:margin-bottom="0in" fo:line-height="100%"/>
    </style:style>
    <style:style style:name="T137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78" style:parent-style-name="Normal" style:family="paragraph">
      <style:paragraph-properties fo:margin-bottom="0in" fo:line-height="100%"/>
    </style:style>
    <style:style style:name="T137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80" style:parent-style-name="Normal" style:family="paragraph">
      <style:paragraph-properties fo:margin-bottom="0in" fo:line-height="100%"/>
    </style:style>
    <style:style style:name="T138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82" style:parent-style-name="Normal" style:family="paragraph">
      <style:paragraph-properties fo:margin-bottom="0in" fo:line-height="100%"/>
    </style:style>
    <style:style style:name="T138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84" style:parent-style-name="Normal" style:family="paragraph">
      <style:paragraph-properties fo:margin-bottom="0in" fo:line-height="100%"/>
    </style:style>
    <style:style style:name="T1385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86" style:parent-style-name="Normal" style:family="paragraph">
      <style:paragraph-properties fo:margin-bottom="0in" fo:line-height="100%"/>
    </style:style>
    <style:style style:name="T1387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88" style:parent-style-name="Normal" style:family="paragraph">
      <style:paragraph-properties fo:margin-bottom="0in" fo:line-height="100%"/>
    </style:style>
    <style:style style:name="T1389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90" style:parent-style-name="Normal" style:family="paragraph">
      <style:paragraph-properties fo:margin-bottom="0in" fo:line-height="100%"/>
    </style:style>
    <style:style style:name="T1391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  <style:style style:name="P1392" style:parent-style-name="Normal" style:family="paragraph">
      <style:paragraph-properties fo:margin-bottom="0in" fo:line-height="100%"/>
    </style:style>
    <style:style style:name="T1393" style:parent-style-name="DefaultParagraphFont" style:family="text">
      <style:text-properties style:font-name="UICTFontTextStyleBody" style:font-name-complex="Times New Roman" style:letter-kerning="false" fo:font-size="13.5pt" style:font-size-asian="13.5pt" style:font-size-complex="13.5pt"/>
    </style:style>
  </office:automatic-styles>
  <office:body>
    <office:text text:use-soft-page-breaks="true">
      <text:p text:style-name="P1"/>
      <text:p text:style-name="P2"><text:span text:style-name="T3">&lt;!DOCTYPE html&gt;</text:span></text:p>
      <text:p text:style-name="P4"><text:span text:style-name="T5">&lt;html lang="nl"&gt;</text:span></text:p>
      <text:p text:style-name="P6"><text:span text:style-name="T7">&lt;head&gt;</text:span></text:p>
      <text:p text:style-name="P8"><text:span text:style-name="T9">  &lt;meta charset="UTF-8" /&gt;</text:span></text:p>
      <text:p text:style-name="P10"><text:span text:style-name="T11">  &lt;title&gt;Huidscan Adolescenten&lt;/title&gt;</text:span></text:p>
      <text:p text:style-name="P12"><text:span text:style-name="T13">  &lt;meta name="viewport" content="width=device-width, initial-scale=1.0" /&gt;</text:span></text:p>
      <text:p text:style-name="P14"><text:span text:style-name="T15">  &lt;style&gt;</text:span></text:p>
      <text:p text:style-name="P16"><text:span text:style-name="T17">    :root {</text:span></text:p>
      <text:p text:style-name="P18"><text:span text:style-name="T19">      font-family: system-ui, -apple-system, BlinkMacSystemFont, "Segoe UI", sans-serif;</text:span></text:p>
      <text:p text:style-name="P20"><text:span text:style-name="T21">    }</text:span></text:p>
      <text:p text:style-name="P22"/>
      <text:p text:style-name="P23"><text:span text:style-name="T24">    body {</text:span></text:p>
      <text:p text:style-name="P25"><text:span text:style-name="T26">      background: #f6f7fb;</text:span></text:p>
      <text:p text:style-name="P27"><text:span text:style-name="T28">      margin: 0;</text:span></text:p>
      <text:p text:style-name="P29"><text:span text:style-name="T30">      padding: 0;</text:span></text:p>
      <text:p text:style-name="P31"><text:span text:style-name="T32">      display: flex;</text:span></text:p>
      <text:p text:style-name="P33"><text:span text:style-name="T34">      justify-content: center;</text:span></text:p>
      <text:p text:style-name="P35"><text:span text:style-name="T36">      min-height: 100vh;</text:span></text:p>
      <text:p text:style-name="P37"><text:span text:style-name="T38">    }</text:span></text:p>
      <text:p text:style-name="P39"/>
      <text:p text:style-name="P40"><text:span text:style-name="T41">    .quiz-container {</text:span></text:p>
      <text:p text:style-name="P42"><text:span text:style-name="T43">      max-width: 700px;</text:span></text:p>
      <text:p text:style-name="P44"><text:span text:style-name="T45">      width: 100%;</text:span></text:p>
      <text:p text:style-name="P46"><text:span text:style-name="T47">      background: #ffffff;</text:span></text:p>
      <text:p text:style-name="P48"><text:span text:style-name="T49">      margin: 24px;</text:span></text:p>
      <text:p text:style-name="P50"><text:span text:style-name="T51">      padding: 24px 20px 28px;</text:span></text:p>
      <text:p text:style-name="P52"><text:span text:style-name="T53">      border-radius: 16px;</text:span></text:p>
      <text:p text:style-name="P54"><text:span text:style-name="T55">      box-shadow: 0 10px 30px rgba(0,0,0,0.08);</text:span></text:p>
      <text:p text:style-name="P56"><text:span text:style-name="T57">    }</text:span></text:p>
      <text:p text:style-name="P58"/>
      <text:p text:style-name="P59"><text:span text:style-name="T60">    .quiz-header {</text:span></text:p>
      <text:p text:style-name="P61"><text:span text:style-name="T62">      text-align: center;</text:span></text:p>
      <text:p text:style-name="P63"><text:span text:style-name="T64">      margin-bottom: 20px;</text:span></text:p>
      <text:p text:style-name="P65"><text:span text:style-name="T66">    }</text:span></text:p>
      <text:p text:style-name="P67"/>
      <text:p text:style-name="P68"><text:span text:style-name="T69">    .quiz-header h1 {</text:span></text:p>
      <text:p text:style-name="P70"><text:span text:style-name="T71">      font-size: 1.5rem;</text:span></text:p>
      <text:p text:style-name="P72"><text:span text:style-name="T73">      margin: 0 0 8px;</text:span></text:p>
      <text:p text:style-name="P74"><text:span text:style-name="T75">    }</text:span></text:p>
      <text:p text:style-name="P76"/>
      <text:p text:style-name="P77"><text:span text:style-name="T78">    .quiz-header p {</text:span></text:p>
      <text:p text:style-name="P79"><text:span text:style-name="T80">      margin: 0;</text:span></text:p>
      <text:p text:style-name="P81"><text:span text:style-name="T82">      font-size: 0.95rem;</text:span></text:p>
      <text:p text:style-name="P83"><text:span text:style-name="T84">      color: #555;</text:span></text:p>
      <text:p text:style-name="P85"><text:span text:style-name="T86">    }</text:span></text:p>
      <text:p text:style-name="P87"/>
      <text:p text:style-name="P88"><text:span text:style-name="T89">    .question {</text:span></text:p>
      <text:p text:style-name="P90"><text:span text:style-name="T91">      margin-bottom: 18px;</text:span></text:p>
      <text:p text:style-name="P92"><text:span text:style-name="T93">      padding-bottom: 16px;</text:span></text:p>
      <text:p text:style-name="P94"><text:span text:style-name="T95">      border-bottom: 1px solid #eee;</text:span></text:p>
      <text:p text:style-name="P96"><text:span text:style-name="T97">    }</text:span></text:p>
      <text:p text:style-name="P98"/>
      <text:p text:style-name="P99"><text:span text:style-name="T100">    .question:last-of-type {</text:span></text:p>
      <text:p text:style-name="P101"><text:span text:style-name="T102">      border-bottom: none;</text:span></text:p>
      <text:p text:style-name="P103"><text:span text:style-name="T104">      padding-bottom: 0;</text:span></text:p>
      <text:p text:style-name="P105"><text:span text:style-name="T106">    }</text:span></text:p>
      <text:p text:style-name="P107"/>
      <text:p text:style-name="P108"><text:span text:style-name="T109">    .question h3 {</text:span></text:p>
      <text:p text:style-name="P110"><text:span text:style-name="T111">      font-size: 1rem;</text:span></text:p>
      <text:p text:style-name="P112"><text:span text:style-name="T113">      margin: 0 0 6px;</text:span></text:p>
      <text:p text:style-name="P114"><text:span text:style-name="T115">    }</text:span></text:p>
      <text:p text:style-name="P116"/>
      <text:p text:style-name="P117"><text:span text:style-name="T118">    .question small {</text:span></text:p>
      <text:p text:style-name="P119"><text:span text:style-name="T120">      display: block;</text:span></text:p>
      <text:p text:style-name="P121"><text:span text:style-name="T122">      margin-bottom: 6px;</text:span></text:p>
      <text:p text:style-name="P123"><text:span text:style-name="T124">      color: #777;</text:span></text:p>
      <text:p text:style-name="P125"><text:span text:style-name="T126">      font-size: 0.85rem;</text:span></text:p>
      <text:p text:style-name="P127"><text:span text:style-name="T128">    }</text:span></text:p>
      <text:p text:style-name="P129"/>
      <text:p text:style-name="P130"><text:span text:style-name="T131">    .options {</text:span></text:p>
      <text:p text:style-name="P132"><text:span text:style-name="T133">      display: grid;</text:span></text:p>
      <text:p text:style-name="P134"><text:span text:style-name="T135">      grid-template-columns: 1fr;</text:span></text:p>
      <text:p text:style-name="P136"><text:span text:style-name="T137">      gap: 4px;</text:span></text:p>
      <text:p text:style-name="P138"><text:span text:style-name="T139">    }</text:span></text:p>
      <text:p text:style-name="P140"/>
      <text:p text:style-name="P141"><text:span text:style-name="T142">    .option-label {</text:span></text:p>
      <text:p text:style-name="P143"><text:span text:style-name="T144">      display: flex;</text:span></text:p>
      <text:p text:style-name="P145"><text:span text:style-name="T146">      align-items: flex-start;</text:span></text:p>
      <text:p text:style-name="P147"><text:span text:style-name="T148">      gap: 8px;</text:span></text:p>
      <text:p text:style-name="P149"><text:span text:style-name="T150">      padding: 6px 8px;</text:span></text:p>
      <text:p text:style-name="P151"><text:span text:style-name="T152">      border-radius: 8px;</text:span></text:p>
      <text:p text:style-name="P153"><text:span text:style-name="T154">      cursor: pointer;</text:span></text:p>
      <text:p text:style-name="P155"><text:span text:style-name="T156">      transition: background 0.15s ease;</text:span></text:p>
      <text:p text:style-name="P157"><text:span text:style-name="T158">      font-size: 0.95rem;</text:span></text:p>
      <text:p text:style-name="P159"><text:span text:style-name="T160">    }</text:span></text:p>
      <text:p text:style-name="P161"/>
      <text:p text:style-name="P162"><text:span text:style-name="T163">    .option-label:hover {</text:span></text:p>
      <text:p text:style-name="P164"><text:span text:style-name="T165">      background: #f2f4ff;</text:span></text:p>
      <text:p text:style-name="P166"><text:span text:style-name="T167">    }</text:span></text:p>
      <text:p text:style-name="P168"/>
      <text:p text:style-name="P169"><text:span text:style-name="T170">    .option-label input {</text:span></text:p>
      <text:p text:style-name="P171"><text:span text:style-name="T172">      margin-top: 3px;</text:span></text:p>
      <text:p text:style-name="P173"><text:span text:style-name="T174">    }</text:span></text:p>
      <text:p text:style-name="P175"/>
      <text:p text:style-name="P176"><text:span text:style-name="T177">    .actions {</text:span></text:p>
      <text:p text:style-name="P178"><text:span text:style-name="T179">      margin-top: 16px;</text:span></text:p>
      <text:p text:style-name="P180"><text:span text:style-name="T181">      text-align: center;</text:span></text:p>
      <text:p text:style-name="P182"><text:span text:style-name="T183">    }</text:span></text:p>
      <text:p text:style-name="P184"/>
      <text:p text:style-name="P185"><text:span text:style-name="T186">    button {</text:span></text:p>
      <text:p text:style-name="P187"><text:span text:style-name="T188">      border: none;</text:span></text:p>
      <text:p text:style-name="P189"><text:span text:style-name="T190">      border-radius: 999px;</text:span></text:p>
      <text:p text:style-name="P191"><text:span text:style-name="T192">      padding: 10px 24px;</text:span></text:p>
      <text:p text:style-name="P193"><text:span text:style-name="T194">      font-size: 1rem;</text:span></text:p>
      <text:p text:style-name="P195"><text:span text:style-name="T196">      font-weight: 600;</text:span></text:p>
      <text:p text:style-name="P197"><text:span text:style-name="T198">      cursor: pointer;</text:span></text:p>
      <text:p text:style-name="P199"><text:span text:style-name="T200">      background: #3b5bff;</text:span></text:p>
      <text:p text:style-name="P201"><text:span text:style-name="T202">      color: white;</text:span></text:p>
      <text:p text:style-name="P203"><text:span text:style-name="T204">      box-shadow: 0 6px 16px rgba(59,91,255,0.3);</text:span></text:p>
      <text:p text:style-name="P205"><text:span text:style-name="T206">      transition: transform 0.1s ease, box-shadow 0.1s ease, background 0.1s ease;</text:span></text:p>
      <text:p text:style-name="P207"><text:span text:style-name="T208">    }</text:span></text:p>
      <text:p text:style-name="P209"/>
      <text:p text:style-name="P210"><text:span text:style-name="T211">    button:hover {</text:span></text:p>
      <text:p text:style-name="P212"><text:span text:style-name="T213">      background: #314bdd;</text:span></text:p>
      <text:p text:style-name="P214"><text:span text:style-name="T215">      transform: translateY(-1px);</text:span></text:p>
      <text:p text:style-name="P216"><text:span text:style-name="T217">      box-shadow: 0 10px 22px rgba(59,91,255,0.35);</text:span></text:p>
      <text:p text:style-name="P218"><text:span text:style-name="T219">    }</text:span></text:p>
      <text:p text:style-name="P220"/>
      <text:p text:style-name="P221"><text:span text:style-name="T222">    button:active {</text:span></text:p>
      <text:p text:style-name="P223"><text:span text:style-name="T224">      transform: translateY(0);</text:span></text:p>
      <text:p text:style-name="P225"><text:span text:style-name="T226">      box-shadow: 0 6px 16px rgba(59,91,255,0.3);</text:span></text:p>
      <text:p text:style-name="P227"><text:span text:style-name="T228">    }</text:span></text:p>
      <text:p text:style-name="P229"/>
      <text:p text:style-name="P230"><text:span text:style-name="T231">    .result {</text:span></text:p>
      <text:p text:style-name="P232"><text:span text:style-name="T233">      margin-top: 24px;</text:span></text:p>
      <text:p text:style-name="P234"><text:span text:style-name="T235">      padding: 16px 14px 18px;</text:span></text:p>
      <text:p text:style-name="P236"><text:span text:style-name="T237">      border-radius: 14px;</text:span></text:p>
      <text:p text:style-name="P238"><text:span text:style-name="T239">      background: #f4f7ff;</text:span></text:p>
      <text:p text:style-name="P240"><text:span text:style-name="T241">      border: 1px solid #d4ddff;</text:span></text:p>
      <text:p text:style-name="P242"><text:span text:style-name="T243">      display: none;</text:span></text:p>
      <text:p text:style-name="P244"><text:span text:style-name="T245">    }</text:span></text:p>
      <text:p text:style-name="P246"/>
      <text:p text:style-name="P247"><text:span text:style-name="T248">    .result h2 {</text:span></text:p>
      <text:p text:style-name="P249"><text:span text:style-name="T250">      margin: 0 0 6px;</text:span></text:p>
      <text:p text:style-name="P251"><text:span text:style-name="T252">      font-size: 1.2rem;</text:span></text:p>
      <text:p text:style-name="P253"><text:span text:style-name="T254">    }</text:span></text:p>
      <text:p text:style-name="P255"/>
      <text:p text:style-name="P256"><text:span text:style-name="T257">    .result h4 {</text:span></text:p>
      <text:p text:style-name="P258"><text:span text:style-name="T259">      margin: 10px 0 6px;</text:span></text:p>
      <text:p text:style-name="P260"><text:span text:style-name="T261">      font-size: 1rem;</text:span></text:p>
      <text:p text:style-name="P262"><text:span text:style-name="T263">    }</text:span></text:p>
      <text:p text:style-name="P264"/>
      <text:p text:style-name="P265"><text:span text:style-name="T266">    .badge {</text:span></text:p>
      <text:p text:style-name="P267"><text:span text:style-name="T268">      display: inline-block;</text:span></text:p>
      <text:p text:style-name="P269"><text:span text:style-name="T270">      padding: 3px 10px;</text:span></text:p>
      <text:p text:style-name="P271"><text:span text:style-name="T272">      border-radius: 999px;</text:span></text:p>
      <text:p text:style-name="P273"><text:span text:style-name="T274">      font-size: 0.8rem;</text:span></text:p>
      <text:p text:style-name="P275"><text:span text:style-name="T276">      background: #3b5bff;</text:span></text:p>
      <text:p text:style-name="P277"><text:span text:style-name="T278">      color: #fff;</text:span></text:p>
      <text:p text:style-name="P279"><text:span text:style-name="T280">      margin-bottom: 6px;</text:span></text:p>
      <text:p text:style-name="P281"><text:span text:style-name="T282">    }</text:span></text:p>
      <text:p text:style-name="P283"/>
      <text:p text:style-name="P284"><text:span text:style-name="T285">    .warning {</text:span></text:p>
      <text:p text:style-name="P286"><text:span text:style-name="T287">      color: #b25200;</text:span></text:p>
      <text:p text:style-name="P288"><text:span text:style-name="T289">      font-size: 0.9rem;</text:span></text:p>
      <text:p text:style-name="P290"><text:span text:style-name="T291">      margin-top: 8px;</text:span></text:p>
      <text:p text:style-name="P292"><text:span text:style-name="T293">    }</text:span></text:p>
      <text:p text:style-name="P294"/>
      <text:p text:style-name="P295"><text:span text:style-name="T296">    .error {</text:span></text:p>
      <text:p text:style-name="P297"><text:span text:style-name="T298">      color: #c62828;</text:span></text:p>
      <text:p text:style-name="P299"><text:span text:style-name="T300">      font-size: 0.9rem;</text:span></text:p>
      <text:p text:style-name="P301"><text:span text:style-name="T302">      margin: 0 0 8px;</text:span></text:p>
      <text:p text:style-name="P303"><text:span text:style-name="T304">      text-align: center;</text:span></text:p>
      <text:p text:style-name="P305"><text:span text:style-name="T306">    }</text:span></text:p>
      <text:p text:style-name="P307"/>
      <text:p text:style-name="P308"><text:span text:style-name="T309">    @media (min-width: 640px) {</text:span></text:p>
      <text:p text:style-name="P310"><text:span text:style-name="T311">      .options {</text:span></text:p>
      <text:p text:style-name="P312"><text:span text:style-name="T313">        grid-template-columns: 1fr 1fr;</text:span></text:p>
      <text:p text:style-name="P314"><text:span text:style-name="T315">      }</text:span></text:p>
      <text:p text:style-name="P316"><text:span text:style-name="T317">    }</text:span></text:p>
      <text:p text:style-name="P318"><text:span text:style-name="T319">  &lt;/style&gt;</text:span></text:p>
      <text:p text:style-name="P320"><text:span text:style-name="T321">&lt;/head&gt;</text:span></text:p>
      <text:p text:style-name="P322"><text:span text:style-name="T323">&lt;body&gt;</text:span></text:p>
      <text:p text:style-name="P324"><text:span text:style-name="T325">  &lt;div class="quiz-container"&gt;</text:span></text:p>
      <text:p text:style-name="P326"><text:span text:style-name="T327">    &lt;div class="quiz-header"&gt;</text:span></text:p>
      <text:p text:style-name="P328"><text:span text:style-name="T329">      &lt;h1&gt;Huidscan voor gevoelige tienerhuid&lt;/h1&gt;</text:span></text:p>
      <text:p text:style-name="P330"><text:span text:style-name="T331">      &lt;p&gt;Beantwoord een paar korte vragen en krijg direct jouw huidanalyse.&lt;/p&gt;</text:span></text:p>
      <text:p text:style-name="P332"><text:span text:style-name="T333">    &lt;/div&gt;</text:span></text:p>
      <text:p text:style-name="P334"/>
      <text:p text:style-name="P335"><text:span text:style-name="T336">    &lt;form id="skinQuiz"&gt;</text:span></text:p>
      <text:p text:style-name="P337"><text:span text:style-name="T338">      &lt;p id="errorMessage" class="error" style="display:none;"&gt;&lt;/p&gt;</text:span></text:p>
      <text:p text:style-name="P339"/>
      <text:p text:style-name="P340"><text:span text:style-name="T341">      &lt;!-- 1 --&gt;</text:span></text:p>
      <text:p text:style-name="P342"><text:span text:style-name="T343">      &lt;div class="question"&gt;</text:span></text:p>
      <text:p text:style-name="P344"><text:span text:style-name="T345">        &lt;h3&gt;1. Hoe voelt je huid meestal aan wanneer je wakker wordt?&lt;/h3&gt;</text:span></text:p>
      <text:p text:style-name="P346"><text:span text:style-name="T347">        &lt;div class="options"&gt;</text:span></text:p>
      <text:p text:style-name="P348"><text:span text:style-name="T349">          &lt;label class="option-label"&gt;</text:span></text:p>
      <text:p text:style-name="P350"><text:span text:style-name="T351">            &lt;input type="radio" name="q1" value="A" /&gt;</text:span></text:p>
      <text:p text:style-name="P352"><text:span text:style-name="T353">            &lt;span&gt;Droog of trekkerig&lt;/span&gt;</text:span></text:p>
      <text:p text:style-name="P354"><text:span text:style-name="T355">          &lt;/label&gt;</text:span></text:p>
      <text:p text:style-name="P356"><text:span text:style-name="T357">          &lt;label class="option-label"&gt;</text:span></text:p>
      <text:p text:style-name="P358"><text:span text:style-name="T359">            &lt;input type="radio" name="q1" value="B" /&gt;</text:span></text:p>
      <text:p text:style-name="P360"><text:span text:style-name="T361">            &lt;span&gt;Normaal (niet vet en niet droog)&lt;/span&gt;</text:span></text:p>
      <text:p text:style-name="P362"><text:span text:style-name="T363">          &lt;/label&gt;</text:span></text:p>
      <text:p text:style-name="P364"><text:span text:style-name="T365">          &lt;label class="option-label"&gt;</text:span></text:p>
      <text:p text:style-name="P366"><text:span text:style-name="T367">            &lt;input type="radio" name="q1" value="C" /&gt;</text:span></text:p>
      <text:p text:style-name="P368"><text:span text:style-name="T369">            &lt;span&gt;Glimmend op voorhoofd/neus/kin (T-zone)&lt;/span&gt;</text:span></text:p>
      <text:p text:style-name="P370"><text:span text:style-name="T371">          &lt;/label&gt;</text:span></text:p>
      <text:p text:style-name="P372"><text:span text:style-name="T373">          &lt;label class="option-label"&gt;</text:span></text:p>
      <text:p text:style-name="P374"><text:span text:style-name="T375">            &lt;input type="radio" name="q1" value="D" /&gt;</text:span></text:p>
      <text:p text:style-name="P376"><text:span text:style-name="T377">            &lt;span&gt;Overal glimmend/vettig&lt;/span&gt;</text:span></text:p>
      <text:p text:style-name="P378"><text:span text:style-name="T379">          &lt;/label&gt;</text:span></text:p>
      <text:p text:style-name="P380"><text:span text:style-name="T381">        &lt;/div&gt;</text:span></text:p>
      <text:p text:style-name="P382"><text:span text:style-name="T383">      &lt;/div&gt;</text:span></text:p>
      <text:p text:style-name="P384"/>
      <text:p text:style-name="P385"><text:span text:style-name="T386">      &lt;!-- 2 --&gt;</text:span></text:p>
      <text:p text:style-name="P387"><text:span text:style-name="T388">      &lt;div class="question"&gt;</text:span></text:p>
      <text:p text:style-name="P389"><text:span text:style-name="T390">        &lt;h3&gt;2. Hoe ziet je huid er meestal rond de middag uit?&lt;/h3&gt;</text:span></text:p>
      <text:p text:style-name="P391"><text:span text:style-name="T392">        &lt;div class="options"&gt;</text:span></text:p>
      <text:p text:style-name="P393"><text:span text:style-name="T394">          &lt;label class="option-label"&gt;</text:span></text:p>
      <text:p text:style-name="P395"><text:span text:style-name="T396">            &lt;input type="radio" name="q2" value="A" /&gt;</text:span></text:p>
      <text:p text:style-name="P397"><text:span text:style-name="T398">            &lt;span&gt;Nog steeds droog of schilfert wat&lt;/span&gt;</text:span></text:p>
      <text:p text:style-name="P399"><text:span text:style-name="T400">          &lt;/label&gt;</text:span></text:p>
      <text:p text:style-name="P401"><text:span text:style-name="T402">          &lt;label class="option-label"&gt;</text:span></text:p>
      <text:p text:style-name="P403"><text:span text:style-name="T404">            &lt;input type="radio" name="q2" value="B" /&gt;</text:span></text:p>
      <text:p text:style-name="P405"><text:span text:style-name="T406">            &lt;span&gt;Redelijk in balans&lt;/span&gt;</text:span></text:p>
      <text:p text:style-name="P407"><text:span text:style-name="T408">          &lt;/label&gt;</text:span></text:p>
      <text:p text:style-name="P409"><text:span text:style-name="T410">          &lt;label class="option-label"&gt;</text:span></text:p>
      <text:p text:style-name="P411"><text:span text:style-name="T412">            &lt;input type="radio" name="q2" value="C" /&gt;</text:span></text:p>
      <text:p text:style-name="P413"><text:span text:style-name="T414">            &lt;span&gt;T-zone glimt, wangen normaal&lt;/span&gt;</text:span></text:p>
      <text:p text:style-name="P415"><text:span text:style-name="T416">          &lt;/label&gt;</text:span></text:p>
      <text:p text:style-name="P417"><text:span text:style-name="T418">          &lt;label class="option-label"&gt;</text:span></text:p>
      <text:p text:style-name="P419"><text:span text:style-name="T420">            &lt;input type="radio" name="q2" value="D" /&gt;</text:span></text:p>
      <text:p text:style-name="P421"><text:span text:style-name="T422">            &lt;span&gt;Overal glanst&lt;/span&gt;</text:span></text:p>
      <text:p text:style-name="P423"><text:span text:style-name="T424">          &lt;/label&gt;</text:span></text:p>
      <text:p text:style-name="P425"><text:span text:style-name="T426">        &lt;/div&gt;</text:span></text:p>
      <text:p text:style-name="P427"><text:span text:style-name="T428">      &lt;/div&gt;</text:span></text:p>
      <text:p text:style-name="P429"/>
      <text:p text:style-name="P430"><text:span text:style-name="T431">      &lt;!-- 3 --&gt;</text:span></text:p>
      <text:p text:style-name="P432"><text:span text:style-name="T433">      &lt;div class="question"&gt;</text:span></text:p>
      <text:p text:style-name="P434"><text:span text:style-name="T435">        &lt;h3&gt;3. Hoe vaak heb je last van puistjes?&lt;/h3&gt;</text:span></text:p>
      <text:p text:style-name="P436"><text:span text:style-name="T437">        &lt;div class="options"&gt;</text:span></text:p>
      <text:p text:style-name="P438"><text:span text:style-name="T439">          &lt;label class="option-label"&gt;</text:span></text:p>
      <text:p text:style-name="P440"><text:span text:style-name="T441">            &lt;input type="radio" name="q3" value="A" /&gt;</text:span></text:p>
      <text:p text:style-name="P442"><text:span text:style-name="T443">            &lt;span&gt;Zelden&lt;/span&gt;</text:span></text:p>
      <text:p text:style-name="P444"><text:span text:style-name="T445">          &lt;/label&gt;</text:span></text:p>
      <text:p text:style-name="P446"><text:span text:style-name="T447">          &lt;label class="option-label"&gt;</text:span></text:p>
      <text:p text:style-name="P448"><text:span text:style-name="T449">            &lt;input type="radio" name="q3" value="B" /&gt;</text:span></text:p>
      <text:p text:style-name="P450"><text:span text:style-name="T451">            &lt;span&gt;Soms, vooral rond menstruatie of stress&lt;/span&gt;</text:span></text:p>
      <text:p text:style-name="P452"><text:span text:style-name="T453">          &lt;/label&gt;</text:span></text:p>
      <text:p text:style-name="P454"><text:span text:style-name="T455">          &lt;label class="option-label"&gt;</text:span></text:p>
      <text:p text:style-name="P456"><text:span text:style-name="T457">            &lt;input type="radio" name="q3" value="C" /&gt;</text:span></text:p>
      <text:p text:style-name="P458"><text:span text:style-name="T459">            &lt;span&gt;Regelmatig op de T-zone&lt;/span&gt;</text:span></text:p>
      <text:p text:style-name="P460"><text:span text:style-name="T461">          &lt;/label&gt;</text:span></text:p>
      <text:p text:style-name="P462"><text:span text:style-name="T463">          &lt;label class="option-label"&gt;</text:span></text:p>
      <text:p text:style-name="P464"><text:span text:style-name="T465">            &lt;input type="radio" name="q3" value="D" /&gt;</text:span></text:p>
      <text:p text:style-name="P466"><text:span text:style-name="T467">            &lt;span&gt;Vaak, meerdere tegelijk&lt;/span&gt;</text:span></text:p>
      <text:p text:style-name="P468"><text:span text:style-name="T469">          &lt;/label&gt;</text:span></text:p>
      <text:p text:style-name="P470"><text:span text:style-name="T471">        &lt;/div&gt;</text:span></text:p>
      <text:p text:style-name="P472"><text:span text:style-name="T473">      &lt;/div&gt;</text:span></text:p>
      <text:p text:style-name="P474"/>
      <text:p text:style-name="P475"><text:span text:style-name="T476">      &lt;!-- 4 --&gt;</text:span></text:p>
      <text:p text:style-name="P477"><text:span text:style-name="T478">      &lt;div class="question"&gt;</text:span></text:p>
      <text:p text:style-name="P479"><text:span text:style-name="T480">        &lt;h3&gt;4. Hoe voelt je huid na douchen of gezichtsreiniging?&lt;/h3&gt;</text:span></text:p>
      <text:p text:style-name="P481"><text:span text:style-name="T482">        &lt;div class="options"&gt;</text:span></text:p>
      <text:p text:style-name="P483"><text:span text:style-name="T484">          &lt;label class="option-label"&gt;</text:span></text:p>
      <text:p text:style-name="P485"><text:span text:style-name="T486">            &lt;input type="radio" name="q4" value="A" /&gt;</text:span></text:p>
      <text:p text:style-name="P487"><text:span text:style-name="T488">            &lt;span&gt;Strak, jeukerig of gelijk rood&lt;/span&gt;</text:span></text:p>
      <text:p text:style-name="P489"><text:span text:style-name="T490">          &lt;/label&gt;</text:span></text:p>
      <text:p text:style-name="P491"><text:span text:style-name="T492">          &lt;label class="option-label"&gt;</text:span></text:p>
      <text:p text:style-name="P493"><text:span text:style-name="T494">            &lt;input type="radio" name="q4" value="B" /&gt;</text:span></text:p>
      <text:p text:style-name="P495"><text:span text:style-name="T496">            &lt;span&gt;Normaal&lt;/span&gt;</text:span></text:p>
      <text:p text:style-name="P497"><text:span text:style-name="T498">          &lt;/label&gt;</text:span></text:p>
      <text:p text:style-name="P499"><text:span text:style-name="T500">          &lt;label class="option-label"&gt;</text:span></text:p>
      <text:p text:style-name="P501"><text:span text:style-name="T502">            &lt;input type="radio" name="q4" value="C" /&gt;</text:span></text:p>
      <text:p text:style-name="P503"><text:span text:style-name="T504">            &lt;span&gt;Soms wat trekkerig&lt;/span&gt;</text:span></text:p>
      <text:p text:style-name="P505"><text:span text:style-name="T506">          &lt;/label&gt;</text:span></text:p>
      <text:p text:style-name="P507"><text:span text:style-name="T508">          &lt;label class="option-label"&gt;</text:span></text:p>
      <text:p text:style-name="P509"><text:span text:style-name="T510">            &lt;input type="radio" name="q4" value="D" /&gt;</text:span></text:p>
      <text:p text:style-name="P511"><text:span text:style-name="T512">            &lt;span&gt;Wordt sneller vettig&lt;/span&gt;</text:span></text:p>
      <text:p text:style-name="P513"><text:span text:style-name="T514">          &lt;/label&gt;</text:span></text:p>
      <text:p text:style-name="P515"><text:span text:style-name="T516">        &lt;/div&gt;</text:span></text:p>
      <text:p text:style-name="P517"><text:span text:style-name="T518">      &lt;/div&gt;</text:span></text:p>
      <text:p text:style-name="P519"/>
      <text:p text:style-name="P520"><text:span text:style-name="T521">      &lt;!-- 5 --&gt;</text:span></text:p>
      <text:p text:style-name="P522"><text:span text:style-name="T523">      &lt;div class="question"&gt;</text:span></text:p>
      <text:p text:style-name="P524"><text:span text:style-name="T525">        &lt;h3&gt;5. Krijg je snel roodheid of vlekjes in je gezicht?&lt;/h3&gt;</text:span></text:p>
      <text:p text:style-name="P526"><text:span text:style-name="T527">        &lt;div class="options"&gt;</text:span></text:p>
      <text:p text:style-name="P528"><text:span text:style-name="T529">          &lt;label class="option-label"&gt;</text:span></text:p>
      <text:p text:style-name="P530"><text:span text:style-name="T531">            &lt;input type="radio" name="q5" value="A" /&gt;</text:span></text:p>
      <text:p text:style-name="P532"><text:span text:style-name="T533">            &lt;span&gt;Ja, heel snel&lt;/span&gt;</text:span></text:p>
      <text:p text:style-name="P534"><text:span text:style-name="T535">          &lt;/label&gt;</text:span></text:p>
      <text:p text:style-name="P536"><text:span text:style-name="T537">          &lt;label class="option-label"&gt;</text:span></text:p>
      <text:p text:style-name="P538"><text:span text:style-name="T539">            &lt;input type="radio" name="q5" value="B" /&gt;</text:span></text:p>
      <text:p text:style-name="P540"><text:span text:style-name="T541">            &lt;span&gt;Soms&lt;/span&gt;</text:span></text:p>
      <text:p text:style-name="P542"><text:span text:style-name="T543">          &lt;/label&gt;</text:span></text:p>
      <text:p text:style-name="P544"><text:span text:style-name="T545">          &lt;label class="option-label"&gt;</text:span></text:p>
      <text:p text:style-name="P546"><text:span text:style-name="T547">            &lt;input type="radio" name="q5" value="C" /&gt;</text:span></text:p>
      <text:p text:style-name="P548"><text:span text:style-name="T549">            &lt;span&gt;Alleen bij bepaalde producten&lt;/span&gt;</text:span></text:p>
      <text:p text:style-name="P550"><text:span text:style-name="T551">          &lt;/label&gt;</text:span></text:p>
      <text:p text:style-name="P552"><text:span text:style-name="T553">          &lt;label class="option-label"&gt;</text:span></text:p>
      <text:p text:style-name="P554"><text:span text:style-name="T555">            &lt;input type="radio" name="q5" value="D" /&gt;</text:span></text:p>
      <text:p text:style-name="P556"><text:span text:style-name="T557">            &lt;span&gt;Nee, bijna nooit&lt;/span&gt;</text:span></text:p>
      <text:p text:style-name="P558"><text:span text:style-name="T559">          &lt;/label&gt;</text:span></text:p>
      <text:p text:style-name="P560"><text:span text:style-name="T561">        &lt;/div&gt;</text:span></text:p>
      <text:p text:style-name="P562"><text:span text:style-name="T563">      &lt;/div&gt;</text:span></text:p>
      <text:p text:style-name="P564"/>
      <text:p text:style-name="P565"><text:span text:style-name="T566">      &lt;!-- 6 --&gt;</text:span></text:p>
      <text:p text:style-name="P567"><text:span text:style-name="T568">      &lt;div class="question"&gt;</text:span></text:p>
      <text:p text:style-name="P569"><text:span text:style-name="T570">        &lt;h3&gt;6. Hoe reageert je huid op nieuwe producten?&lt;/h3&gt;</text:span></text:p>
      <text:p text:style-name="P571"><text:span text:style-name="T572">        &lt;div class="options"&gt;</text:span></text:p>
      <text:p text:style-name="P573"><text:span text:style-name="T574">          &lt;label class="option-label"&gt;</text:span></text:p>
      <text:p text:style-name="P575"><text:span text:style-name="T576">            &lt;input type="radio" name="q6" value="A" /&gt;</text:span></text:p>
      <text:p text:style-name="P577"><text:span text:style-name="T578">            &lt;span&gt;Vaak meteen rood, branderig of prikkerig&lt;/span&gt;</text:span></text:p>
      <text:p text:style-name="P579"><text:span text:style-name="T580">          &lt;/label&gt;</text:span></text:p>
      <text:p text:style-name="P581"><text:span text:style-name="T582">          &lt;label class="option-label"&gt;</text:span></text:p>
      <text:p text:style-name="P583"><text:span text:style-name="T584">            &lt;input type="radio" name="q6" value="B" /&gt;</text:span></text:p>
      <text:p text:style-name="P585"><text:span text:style-name="T586">            &lt;span&gt;Soms wat irritatie&lt;/span&gt;</text:span></text:p>
      <text:p text:style-name="P587"><text:span text:style-name="T588">          &lt;/label&gt;</text:span></text:p>
      <text:p text:style-name="P589"><text:span text:style-name="T590">          &lt;label class="option-label"&gt;</text:span></text:p>
      <text:p text:style-name="P591"><text:span text:style-name="T592">            &lt;input type="radio" name="q6" value="C" /&gt;</text:span></text:p>
      <text:p text:style-name="P593"><text:span text:style-name="T594">            &lt;span&gt;Alleen bij sterke producten (scrubs, zuren)&lt;/span&gt;</text:span></text:p>
      <text:p text:style-name="P595"><text:span text:style-name="T596">          &lt;/label&gt;</text:span></text:p>
      <text:p text:style-name="P597"><text:span text:style-name="T598">          &lt;label class="option-label"&gt;</text:span></text:p>
      <text:p text:style-name="P599"><text:span text:style-name="T600">            &lt;input type="radio" name="q6" value="D" /&gt;</text:span></text:p>
      <text:p text:style-name="P601"><text:span text:style-name="T602">            &lt;span&gt;Geen probleem, bijna nooit reactie&lt;/span&gt;</text:span></text:p>
      <text:p text:style-name="P603"><text:span text:style-name="T604">          &lt;/label&gt;</text:span></text:p>
      <text:p text:style-name="P605"><text:span text:style-name="T606">        &lt;/div&gt;</text:span></text:p>
      <text:p text:style-name="P607"><text:span text:style-name="T608">      &lt;/div&gt;</text:span></text:p>
      <text:p text:style-name="P609"/>
      <text:p text:style-name="P610"><text:span text:style-name="T611">      &lt;!-- 7 --&gt;</text:span></text:p>
      <text:p text:style-name="P612"><text:span text:style-name="T613">      &lt;div class="question"&gt;</text:span></text:p>
      <text:p text:style-name="P614"><text:span text:style-name="T615">        &lt;h3&gt;7. Heb je last van allergieën of eczeem (door arts vastgesteld of duidelijk zichtbaar)?&lt;/h3&gt;</text:span></text:p>
      <text:p text:style-name="P616"><text:span text:style-name="T617">        &lt;div class="options"&gt;</text:span></text:p>
      <text:p text:style-name="P618"><text:span text:style-name="T619">          &lt;label class="option-label"&gt;</text:span></text:p>
      <text:p text:style-name="P620"><text:span text:style-name="T621">            &lt;input type="radio" name="q7" value="A" /&gt;</text:span></text:p>
      <text:p text:style-name="P622"><text:span text:style-name="T623">            &lt;span&gt;Ja, regelmatig&lt;/span&gt;</text:span></text:p>
      <text:p text:style-name="P624"><text:span text:style-name="T625">          &lt;/label&gt;</text:span></text:p>
      <text:p text:style-name="P626"><text:span text:style-name="T627">          &lt;label class="option-label"&gt;</text:span></text:p>
      <text:p text:style-name="P628"><text:span text:style-name="T629">            &lt;input type="radio" name="q7" value="B" /&gt;</text:span></text:p>
      <text:p text:style-name="P630"><text:span text:style-name="T631">            &lt;span&gt;Af en toe&lt;/span&gt;</text:span></text:p>
      <text:p text:style-name="P632"><text:span text:style-name="T633">          &lt;/label&gt;</text:span></text:p>
      <text:p text:style-name="P634"><text:span text:style-name="T635">          &lt;label class="option-label"&gt;</text:span></text:p>
      <text:p text:style-name="P636"><text:span text:style-name="T637">            &lt;input type="radio" name="q7" value="C" /&gt;</text:span></text:p>
      <text:p text:style-name="P638"><text:span text:style-name="T639">            &lt;span&gt;Twijfel / niet zeker&lt;/span&gt;</text:span></text:p>
      <text:p text:style-name="P640"><text:span text:style-name="T641">          &lt;/label&gt;</text:span></text:p>
      <text:p text:style-name="P642"><text:span text:style-name="T643">          &lt;label class="option-label"&gt;</text:span></text:p>
      <text:p text:style-name="P644"><text:span text:style-name="T645">            &lt;input type="radio" name="q7" value="D" /&gt;</text:span></text:p>
      <text:p text:style-name="P646"><text:span text:style-name="T647">            &lt;span&gt;Nee&lt;/span&gt;</text:span></text:p>
      <text:p text:style-name="P648"><text:span text:style-name="T649">          &lt;/label&gt;</text:span></text:p>
      <text:p text:style-name="P650"><text:span text:style-name="T651">        &lt;/div&gt;</text:span></text:p>
      <text:p text:style-name="P652"><text:span text:style-name="T653">      &lt;/div&gt;</text:span></text:p>
      <text:p text:style-name="P654"/>
      <text:p text:style-name="P655"><text:span text:style-name="T656">      &lt;!-- 8 --&gt;</text:span></text:p>
      <text:p text:style-name="P657"><text:span text:style-name="T658">      &lt;div class="question"&gt;</text:span></text:p>
      <text:p text:style-name="P659"><text:span text:style-name="T660">        &lt;h3&gt;8. Hoeveel stress ervaar je de afgelopen weken?&lt;/h3&gt;</text:span></text:p>
      <text:p text:style-name="P661"><text:span text:style-name="T662">        &lt;div class="options"&gt;</text:span></text:p>
      <text:p text:style-name="P663"><text:span text:style-name="T664">          &lt;label class="option-label"&gt;</text:span></text:p>
      <text:p text:style-name="P665"><text:span text:style-name="T666">            &lt;input type="radio" name="q8" value="A" /&gt;</text:span></text:p>
      <text:p text:style-name="P667"><text:span text:style-name="T668">            &lt;span&gt;Veel stress&lt;/span&gt;</text:span></text:p>
      <text:p text:style-name="P669"><text:span text:style-name="T670">          &lt;/label&gt;</text:span></text:p>
      <text:p text:style-name="P671"><text:span text:style-name="T672">          &lt;label class="option-label"&gt;</text:span></text:p>
      <text:p text:style-name="P673"><text:span text:style-name="T674">            &lt;input type="radio" name="q8" value="B" /&gt;</text:span></text:p>
      <text:p text:style-name="P675"><text:span text:style-name="T676">            &lt;span&gt;Gemiddeld&lt;/span&gt;</text:span></text:p>
      <text:p text:style-name="P677"><text:span text:style-name="T678">          &lt;/label&gt;</text:span></text:p>
      <text:p text:style-name="P679"><text:span text:style-name="T680">          &lt;label class="option-label"&gt;</text:span></text:p>
      <text:p text:style-name="P681"><text:span text:style-name="T682">            &lt;input type="radio" name="q8" value="C" /&gt;</text:span></text:p>
      <text:p text:style-name="P683"><text:span text:style-name="T684">            &lt;span&gt;Weinig / bijna geen stress&lt;/span&gt;</text:span></text:p>
      <text:p text:style-name="P685"><text:span text:style-name="T686">          &lt;/label&gt;</text:span></text:p>
      <text:p text:style-name="P687"><text:span text:style-name="T688">        &lt;/div&gt;</text:span></text:p>
      <text:p text:style-name="P689"><text:span text:style-name="T690">      &lt;/div&gt;</text:span></text:p>
      <text:p text:style-name="P691"/>
      <text:p text:style-name="P692"><text:span text:style-name="T693">      &lt;!-- 9 --&gt;</text:span></text:p>
      <text:p text:style-name="P694"><text:span text:style-name="T695">      &lt;div class="question"&gt;</text:span></text:p>
      <text:p text:style-name="P696"><text:span text:style-name="T697">        &lt;h3&gt;9. Hoe vaak raak je je gezicht aan op een dag?&lt;/h3&gt;</text:span></text:p>
      <text:p text:style-name="P698"><text:span text:style-name="T699">        &lt;div class="options"&gt;</text:span></text:p>
      <text:p text:style-name="P700"><text:span text:style-name="T701">          &lt;label class="option-label"&gt;</text:span></text:p>
      <text:p text:style-name="P702"><text:span text:style-name="T703">            &lt;input type="radio" name="q9" value="A" /&gt;</text:span></text:p>
      <text:p text:style-name="P704"><text:span text:style-name="T705">            &lt;span&gt;Heel vaak, vaak zonder dat ik het doorheb&lt;/span&gt;</text:span></text:p>
      <text:p text:style-name="P706"><text:span text:style-name="T707">          &lt;/label&gt;</text:span></text:p>
      <text:p text:style-name="P708"><text:span text:style-name="T709">          &lt;label class="option-label"&gt;</text:span></text:p>
      <text:p text:style-name="P710"><text:span text:style-name="T711">            &lt;input type="radio" name="q9" value="B" /&gt;</text:span></text:p>
      <text:p text:style-name="P712"><text:span text:style-name="T713">            &lt;span&gt;Af en toe&lt;/span&gt;</text:span></text:p>
      <text:p text:style-name="P714"><text:span text:style-name="T715">          &lt;/label&gt;</text:span></text:p>
      <text:p text:style-name="P716"><text:span text:style-name="T717">          &lt;label class="option-label"&gt;</text:span></text:p>
      <text:p text:style-name="P718"><text:span text:style-name="T719">            &lt;input type="radio" name="q9" value="C" /&gt;</text:span></text:p>
      <text:p text:style-name="P720"><text:span text:style-name="T721">            &lt;span&gt;Bijna nooit&lt;/span&gt;</text:span></text:p>
      <text:p text:style-name="P722"><text:span text:style-name="T723">          &lt;/label&gt;</text:span></text:p>
      <text:p text:style-name="P724"><text:span text:style-name="T725">        &lt;/div&gt;</text:span></text:p>
      <text:p text:style-name="P726"><text:span text:style-name="T727">      &lt;/div&gt;</text:span></text:p>
      <text:p text:style-name="P728"/>
      <text:p text:style-name="P729"><text:span text:style-name="T730">      &lt;!-- 10 --&gt;</text:span></text:p>
      <text:p text:style-name="P731"><text:span text:style-name="T732">      &lt;div class="question"&gt;</text:span></text:p>
      <text:p text:style-name="P733"><text:span text:style-name="T734">        &lt;h3&gt;10. Hoe vaak gebruik je make-up op je gezicht?&lt;/h3&gt;</text:span></text:p>
      <text:p text:style-name="P735"><text:span text:style-name="T736">        &lt;div class="options"&gt;</text:span></text:p>
      <text:p text:style-name="P737"><text:span text:style-name="T738">          &lt;label class="option-label"&gt;</text:span></text:p>
      <text:p text:style-name="P739"><text:span text:style-name="T740">            &lt;input type="radio" name="q10" value="A" /&gt;</text:span></text:p>
      <text:p text:style-name="P741"><text:span text:style-name="T742">            &lt;span&gt;Elke dag&lt;/span&gt;</text:span></text:p>
      <text:p text:style-name="P743"><text:span text:style-name="T744">          &lt;/label&gt;</text:span></text:p>
      <text:p text:style-name="P745"><text:span text:style-name="T746">          &lt;label class="option-label"&gt;</text:span></text:p>
      <text:p text:style-name="P747"><text:span text:style-name="T748">            &lt;input type="radio" name="q10" value="B" /&gt;</text:span></text:p>
      <text:p text:style-name="P749"><text:span text:style-name="T750">            &lt;span&gt;Soms&lt;/span&gt;</text:span></text:p>
      <text:p text:style-name="P751"><text:span text:style-name="T752">          &lt;/label&gt;</text:span></text:p>
      <text:p text:style-name="P753"><text:span text:style-name="T754">          &lt;label class="option-label"&gt;</text:span></text:p>
      <text:p text:style-name="P755"><text:span text:style-name="T756">            &lt;input type="radio" name="q10" value="C" /&gt;</text:span></text:p>
      <text:p text:style-name="P757"><text:span text:style-name="T758">            &lt;span&gt;Zelden of nooit&lt;/span&gt;</text:span></text:p>
      <text:p text:style-name="P759"><text:span text:style-name="T760">          &lt;/label&gt;</text:span></text:p>
      <text:p text:style-name="P761"><text:span text:style-name="T762">        &lt;/div&gt;</text:span></text:p>
      <text:p text:style-name="P763"><text:span text:style-name="T764">      &lt;/div&gt;</text:span></text:p>
      <text:p text:style-name="P765"/>
      <text:p text:style-name="P766"><text:span text:style-name="T767">      &lt;!-- 11 --&gt;</text:span></text:p>
      <text:p text:style-name="P768"><text:span text:style-name="T769">      &lt;div class="question"&gt;</text:span></text:p>
      <text:p text:style-name="P770"><text:span text:style-name="T771">        &lt;h3&gt;11. Hoe vaak was je je gezicht per dag?&lt;/h3&gt;</text:span></text:p>
      <text:p text:style-name="P772"><text:span text:style-name="T773">        &lt;div class="options"&gt;</text:span></text:p>
      <text:p text:style-name="P774"><text:span text:style-name="T775">          &lt;label class="option-label"&gt;</text:span></text:p>
      <text:p text:style-name="P776"><text:span text:style-name="T777">            &lt;input type="radio" name="q11" value="A" /&gt;</text:span></text:p>
      <text:p text:style-name="P778"><text:span text:style-name="T779">            &lt;span&gt;Minder dan 1× per dag&lt;/span&gt;</text:span></text:p>
      <text:p text:style-name="P780"><text:span text:style-name="T781">          &lt;/label&gt;</text:span></text:p>
      <text:p text:style-name="P782"><text:span text:style-name="T783">          &lt;label class="option-label"&gt;</text:span></text:p>
      <text:p text:style-name="P784"><text:span text:style-name="T785">            &lt;input type="radio" name="q11" value="B" /&gt;</text:span></text:p>
      <text:p text:style-name="P786"><text:span text:style-name="T787">            &lt;span&gt;1× per dag&lt;/span&gt;</text:span></text:p>
      <text:p text:style-name="P788"><text:span text:style-name="T789">          &lt;/label&gt;</text:span></text:p>
      <text:p text:style-name="P790"><text:span text:style-name="T791">          &lt;label class="option-label"&gt;</text:span></text:p>
      <text:p text:style-name="P792"><text:span text:style-name="T793">            &lt;input type="radio" name="q11" value="C" /&gt;</text:span></text:p>
      <text:p text:style-name="P794"><text:span text:style-name="T795">            &lt;span&gt;2× per dag&lt;/span&gt;</text:span></text:p>
      <text:p text:style-name="P796"><text:span text:style-name="T797">          &lt;/label&gt;</text:span></text:p>
      <text:p text:style-name="P798"><text:span text:style-name="T799">          &lt;label class="option-label"&gt;</text:span></text:p>
      <text:p text:style-name="P800"><text:span text:style-name="T801">            &lt;input type="radio" name="q11" value="D" /&gt;</text:span></text:p>
      <text:p text:style-name="P802"><text:span text:style-name="T803">            &lt;span&gt;3× of vaker per dag&lt;/span&gt;</text:span></text:p>
      <text:p text:style-name="P804"><text:span text:style-name="T805">          &lt;/label&gt;</text:span></text:p>
      <text:p text:style-name="P806"><text:span text:style-name="T807">        &lt;/div&gt;</text:span></text:p>
      <text:p text:style-name="P808"><text:span text:style-name="T809">      &lt;/div&gt;</text:span></text:p>
      <text:p text:style-name="P810"/>
      <text:p text:style-name="P811"><text:span text:style-name="T812">      &lt;div class="actions"&gt;</text:span></text:p>
      <text:p text:style-name="P813"><text:span text:style-name="T814">        &lt;button type="submit"&gt;Toon mijn huidanalyse&lt;/button&gt;</text:span></text:p>
      <text:p text:style-name="P815"><text:span text:style-name="T816">      &lt;/div&gt;</text:span></text:p>
      <text:p text:style-name="P817"><text:span text:style-name="T818">    &lt;/form&gt;</text:span></text:p>
      <text:p text:style-name="P819"/>
      <text:p text:style-name="P820"><text:span text:style-name="T821">    &lt;div id="result" class="result"&gt;&lt;/div&gt;</text:span></text:p>
      <text:p text:style-name="P822"/>
      <text:p text:style-name="P823"><text:span text:style-name="T824">    &lt;!-- Optioneel: placeholder voor AI-foto-upload --&gt;</text:span></text:p>
      <text:p text:style-name="P825"><text:span text:style-name="T826">    &lt;!-- Hier zou je later een selfie-upload / AI-scan kunnen plaatsen --&gt;</text:span></text:p>
      <text:p text:style-name="P827"><text:span text:style-name="T828">  &lt;/div&gt;</text:span></text:p>
      <text:p text:style-name="P829"/>
      <text:p text:style-name="P830"><text:span text:style-name="T831">  &lt;script&gt;</text:span></text:p>
      <text:p text:style-name="P832"><text:span text:style-name="T833">    const quizForm = document.getElementById("skinQuiz");</text:span></text:p>
      <text:p text:style-name="P834"><text:span text:style-name="T835">    const resultBox = document.getElementById("result");</text:span></text:p>
      <text:p text:style-name="P836"><text:span text:style-name="T837">    const errorMessage = document.getElementById("errorMessage");</text:span></text:p>
      <text:p text:style-name="P838"/>
      <text:p text:style-name="P839"><text:span text:style-name="T840">    quizForm.addEventListener("submit", function (e) {</text:span></text:p>
      <text:p text:style-name="P841"><text:span text:style-name="T842">      e.preventDefault();</text:span></text:p>
      <text:p text:style-name="P843"><text:span text:style-name="T844">      errorMessage.style.display = "none";</text:span></text:p>
      <text:p text:style-name="P845"><text:span text:style-name="T846">      resultBox.style.display = "none";</text:span></text:p>
      <text:p text:style-name="P847"><text:span text:style-name="T848">      resultBox.innerHTML = "";</text:span></text:p>
      <text:p text:style-name="P849"/>
      <text:p text:style-name="P850"><text:span text:style-name="T851">      // Check of alle vragen zijn ingevuld</text:span></text:p>
      <text:p text:style-name="P852"><text:span text:style-name="T853">      const totalQuestions = 11;</text:span></text:p>
      <text:p text:style-name="P854"><text:span text:style-name="T855">      for (let i = 1; i &lt;= totalQuestions; i++) {</text:span></text:p>
      <text:p text:style-name="P856"><text:span text:style-name="T857">        const name = "q" + i;</text:span></text:p>
      <text:p text:style-name="P858"><text:span text:style-name="T859">        const checked = quizForm.querySelector(`input[name="${name}"]:checked`);</text:span></text:p>
      <text:p text:style-name="P860"><text:span text:style-name="T861">        if (!checked) {</text:span></text:p>
      <text:p text:style-name="P862"><text:span text:style-name="T863">          errorMessage.textContent =</text:span></text:p>
      <text:p text:style-name="P864"><text:span text:style-name="T865">            "Beantwoord alsjeblieft alle vragen voor een goede huidanalyse.";</text:span></text:p>
      <text:p text:style-name="P866"><text:span text:style-name="T867">          errorMessage.style.display = "block";</text:span></text:p>
      <text:p text:style-name="P868"><text:span text:style-name="T869">          return;</text:span></text:p>
      <text:p text:style-name="P870"><text:span text:style-name="T871">        }</text:span></text:p>
      <text:p text:style-name="P872"><text:span text:style-name="T873">      }</text:span></text:p>
      <text:p text:style-name="P874"/>
      <text:p text:style-name="P875"><text:span text:style-name="T876">      // Antwoorden ophalen</text:span></text:p>
      <text:p text:style-name="P877"><text:span text:style-name="T878">      const answers = {};</text:span></text:p>
      <text:p text:style-name="P879"><text:span text:style-name="T880">      for (let i = 1; i &lt;= totalQuestions; i++) {</text:span></text:p>
      <text:p text:style-name="P881"><text:span text:style-name="T882">        const name = "q" + i;</text:span></text:p>
      <text:p text:style-name="P883"><text:span text:style-name="T884">        const value = quizForm.querySelector(`input[name="${name}"]:checked`).value;</text:span></text:p>
      <text:p text:style-name="P885"><text:span text:style-name="T886">        answers[name] = value;</text:span></text:p>
      <text:p text:style-name="P887"><text:span text:style-name="T888">      }</text:span></text:p>
      <text:p text:style-name="P889"/>
      <text:p text:style-name="P890"><text:span text:style-name="T891">      // Scores initialiseren</text:span></text:p>
      <text:p text:style-name="P892"><text:span text:style-name="T893">      let scoreDry = 0;</text:span></text:p>
      <text:p text:style-name="P894"><text:span text:style-name="T895">      let scoreNormal = 0;</text:span></text:p>
      <text:p text:style-name="P896"><text:span text:style-name="T897">      let scoreCombo = 0;</text:span></text:p>
      <text:p text:style-name="P898"><text:span text:style-name="T899">      let scoreOily = 0;</text:span></text:p>
      <text:p text:style-name="P900"/>
      <text:p text:style-name="P901"><text:span text:style-name="T902">      let scoreSensitive = 0;</text:span></text:p>
      <text:p text:style-name="P903"><text:span text:style-name="T904">      let scoreAcne = 0;</text:span></text:p>
      <text:p text:style-name="P905"><text:span text:style-name="T906">      let scoreBarrier = 0;</text:span></text:p>
      <text:p text:style-name="P907"><text:span text:style-name="T908">      let scoreStress = 0;</text:span></text:p>
      <text:p text:style-name="P909"><text:span text:style-name="T910">      let scoreHabits = 0;</text:span></text:p>
      <text:p text:style-name="P911"/>
      <text:p text:style-name="P912"><text:span text:style-name="T913">      // --- Basis huidtype op basis van q1 en q2 ---</text:span></text:p>
      <text:p text:style-name="P914"><text:span text:style-name="T915">      const q1 = answers.q1;</text:span></text:p>
      <text:p text:style-name="P916"><text:span text:style-name="T917">      const q2 = answers.q2;</text:span></text:p>
      <text:p text:style-name="P918"/>
      <text:p text:style-name="P919"><text:span text:style-name="T920">      [q1, q2].forEach((ans) =&gt; {</text:span></text:p>
      <text:p text:style-name="P921"><text:span text:style-name="T922">        if (ans === "A") scoreDry++;</text:span></text:p>
      <text:p text:style-name="P923"><text:span text:style-name="T924">        if (ans === "B") scoreNormal++;</text:span></text:p>
      <text:p text:style-name="P925"><text:span text:style-name="T926">        if (ans === "C") scoreCombo++;</text:span></text:p>
      <text:p text:style-name="P927"><text:span text:style-name="T928">        if (ans === "D") scoreOily++;</text:span></text:p>
      <text:p text:style-name="P929"><text:span text:style-name="T930">      });</text:span></text:p>
      <text:p text:style-name="P931"/>
      <text:p text:style-name="P932"><text:span text:style-name="T933">      // --- Acne / onzuiverheden ---</text:span></text:p>
      <text:p text:style-name="P934"><text:span text:style-name="T935">      const q3 = answers.q3;</text:span></text:p>
      <text:p text:style-name="P936"><text:span text:style-name="T937">      if (q3 === "B") scoreAcne += 1;</text:span></text:p>
      <text:p text:style-name="P938"><text:span text:style-name="T939">      if (q3 === "C") scoreAcne += 2;</text:span></text:p>
      <text:p text:style-name="P940"><text:span text:style-name="T941">      if (q3 === "D") scoreAcne += 3;</text:span></text:p>
      <text:p text:style-name="P942"/>
      <text:p text:style-name="P943"><text:span text:style-name="T944">      // --- Gevoeligheid / barrière ---</text:span></text:p>
      <text:p text:style-name="P945"><text:span text:style-name="T946">      const q4 = answers.q4;</text:span></text:p>
      <text:p text:style-name="P947"><text:span text:style-name="T948">      const q5 = answers.q5;</text:span></text:p>
      <text:p text:style-name="P949"><text:span text:style-name="T950">      const q6 = answers.q6;</text:span></text:p>
      <text:p text:style-name="P951"><text:span text:style-name="T952">      const q7 = answers.q7;</text:span></text:p>
      <text:p text:style-name="P953"/>
      <text:p text:style-name="P954"><text:span text:style-name="T955">      // q4: reactie op reinigen</text:span></text:p>
      <text:p text:style-name="P956"><text:span text:style-name="T957">      if (q4 === "A") {</text:span></text:p>
      <text:p text:style-name="P958"><text:span text:style-name="T959">        scoreSensitive += 2;</text:span></text:p>
      <text:p text:style-name="P960"><text:span text:style-name="T961">        scoreBarrier += 2;</text:span></text:p>
      <text:p text:style-name="P962"><text:span text:style-name="T963">      } else if (q4 === "C") {</text:span></text:p>
      <text:p text:style-name="P964"><text:span text:style-name="T965">        scoreSensitive += 1;</text:span></text:p>
      <text:p text:style-name="P966"><text:span text:style-name="T967">        scoreBarrier += 1;</text:span></text:p>
      <text:p text:style-name="P968"><text:span text:style-name="T969">      }</text:span></text:p>
      <text:p text:style-name="P970"/>
      <text:p text:style-name="P971"><text:span text:style-name="T972">      // q5: roodheid</text:span></text:p>
      <text:p text:style-name="P973"><text:span text:style-name="T974">      if (q5 === "A") {</text:span></text:p>
      <text:p text:style-name="P975"><text:span text:style-name="T976">        scoreSensitive += 2;</text:span></text:p>
      <text:p text:style-name="P977"><text:span text:style-name="T978">      } else if (q5 === "B" || q5 === "C") {</text:span></text:p>
      <text:p text:style-name="P979"><text:span text:style-name="T980">        scoreSensitive += 1;</text:span></text:p>
      <text:p text:style-name="P981"><text:span text:style-name="T982">      }</text:span></text:p>
      <text:p text:style-name="P983"/>
      <text:p text:style-name="P984"><text:span text:style-name="T985">      // q6: reactie op nieuwe producten</text:span></text:p>
      <text:p text:style-name="P986"><text:span text:style-name="T987">      if (q6 === "A") {</text:span></text:p>
      <text:p text:style-name="P988"><text:span text:style-name="T989">        scoreSensitive += 2;</text:span></text:p>
      <text:p text:style-name="P990"><text:span text:style-name="T991">        scoreBarrier += 2;</text:span></text:p>
      <text:p text:style-name="P992"><text:span text:style-name="T993">      } else if (q6 === "B") {</text:span></text:p>
      <text:p text:style-name="P994"><text:span text:style-name="T995">        scoreSensitive += 1;</text:span></text:p>
      <text:p text:style-name="P996"><text:span text:style-name="T997">      } else if (q6 === "C") {</text:span></text:p>
      <text:p text:style-name="P998"><text:span text:style-name="T999">        scoreSensitive += 1;</text:span></text:p>
      <text:p text:style-name="P1000"><text:span text:style-name="T1001">      }</text:span></text:p>
      <text:p text:style-name="P1002"/>
      <text:p text:style-name="P1003"><text:span text:style-name="T1004">      // q7: eczeem/allergie</text:span></text:p>
      <text:p text:style-name="P1005"><text:span text:style-name="T1006">      if (q7 === "A") {</text:span></text:p>
      <text:p text:style-name="P1007"><text:span text:style-name="T1008">        scoreSensitive += 2;</text:span></text:p>
      <text:p text:style-name="P1009"><text:span text:style-name="T1010">        scoreBarrier += 2;</text:span></text:p>
      <text:p text:style-name="P1011"><text:span text:style-name="T1012">      } else if (q7 === "B") {</text:span></text:p>
      <text:p text:style-name="P1013"><text:span text:style-name="T1014">        scoreSensitive += 1;</text:span></text:p>
      <text:p text:style-name="P1015"><text:span text:style-name="T1016">      }</text:span></text:p>
      <text:p text:style-name="P1017"/>
      <text:p text:style-name="P1018"><text:span text:style-name="T1019">      // --- Stress / hormonale invloed ---</text:span></text:p>
      <text:p text:style-name="P1020"><text:span text:style-name="T1021">      const q8 = answers.q8;</text:span></text:p>
      <text:p text:style-name="P1022"><text:span text:style-name="T1023">      if (q8 === "A") scoreStress += 2;</text:span></text:p>
      <text:p text:style-name="P1024"><text:span text:style-name="T1025">      if (q8 === "B") scoreStress += 1;</text:span></text:p>
      <text:p text:style-name="P1026"/>
      <text:p text:style-name="P1027"><text:span text:style-name="T1028">      // --- Gewoontes / hygiëne ---</text:span></text:p>
      <text:p text:style-name="P1029"><text:span text:style-name="T1030">      const q9 = answers.q9;</text:span></text:p>
      <text:p text:style-name="P1031"><text:span text:style-name="T1032">      const q10 = answers.q10;</text:span></text:p>
      <text:p text:style-name="P1033"><text:span text:style-name="T1034">      const q11 = answers.q11;</text:span></text:p>
      <text:p text:style-name="P1035"/>
      <text:p text:style-name="P1036"><text:span text:style-name="T1037">      // gezicht aanraken</text:span></text:p>
      <text:p text:style-name="P1038"><text:span text:style-name="T1039">      if (q9 === "A") scoreHabits += 2;</text:span></text:p>
      <text:p text:style-name="P1040"><text:span text:style-name="T1041">      if (q9 === "B") scoreHabits += 1;</text:span></text:p>
      <text:p text:style-name="P1042"/>
      <text:p text:style-name="P1043"><text:span text:style-name="T1044">      // make-up</text:span></text:p>
      <text:p text:style-name="P1045"><text:span text:style-name="T1046">      if (q10 === "A") scoreHabits += 2;</text:span></text:p>
      <text:p text:style-name="P1047"><text:span text:style-name="T1048">      if (q10 === "B") scoreHabits += 1;</text:span></text:p>
      <text:p text:style-name="P1049"/>
      <text:p text:style-name="P1050"><text:span text:style-name="T1051">      // te vaak / te weinig wassen</text:span></text:p>
      <text:p text:style-name="P1052"><text:span text:style-name="T1053">      if (q11 === "A") scoreHabits += 1;</text:span></text:p>
      <text:p text:style-name="P1054"><text:span text:style-name="T1055">      if (q11 === "D") {</text:span></text:p>
      <text:p text:style-name="P1056"><text:span text:style-name="T1057">        scoreHabits += 2;</text:span></text:p>
      <text:p text:style-name="P1058"><text:span text:style-name="T1059">        scoreBarrier += 1;</text:span></text:p>
      <text:p text:style-name="P1060"><text:span text:style-name="T1061">      }</text:span></text:p>
      <text:p text:style-name="P1062"/>
      <text:p text:style-name="P1063"><text:span text:style-name="T1064">      // --- Basis huidtype bepalen ---</text:span></text:p>
      <text:p text:style-name="P1065"><text:span text:style-name="T1066">      const baseTypeScores = [</text:span></text:p>
      <text:p text:style-name="P1067"><text:span text:style-name="T1068">        { type: "droog", score: scoreDry },</text:span></text:p>
      <text:p text:style-name="P1069"><text:span text:style-name="T1070">        { type: "normaal", score: scoreNormal },</text:span></text:p>
      <text:p text:style-name="P1071"><text:span text:style-name="T1072">        { type: "gemengd", score: scoreCombo },</text:span></text:p>
      <text:p text:style-name="P1073"><text:span text:style-name="T1074">        { type: "vet", score: scoreOily }</text:span></text:p>
      <text:p text:style-name="P1075"><text:span text:style-name="T1076">      ];</text:span></text:p>
      <text:p text:style-name="P1077"/>
      <text:p text:style-name="P1078"><text:span text:style-name="T1079">      baseTypeScores.sort((a, b) =&gt; b.score - a.score);</text:span></text:p>
      <text:p text:style-name="P1080"><text:span text:style-name="T1081">      const primaryType = baseTypeScores[0].type;</text:span></text:p>
      <text:p text:style-name="P1082"/>
      <text:p text:style-name="P1083"><text:span text:style-name="T1084">      // --- Prioriteitenlogica voor eindanalyse ---</text:span></text:p>
      <text:p text:style-name="P1085"><text:span text:style-name="T1086">      let resultTitle = "";</text:span></text:p>
      <text:p text:style-name="P1087"><text:span text:style-name="T1088">      let resultBadge = "";</text:span></text:p>
      <text:p text:style-name="P1089"><text:span text:style-name="T1090">      let resultSummary = "";</text:span></text:p>
      <text:p text:style-name="P1091"><text:span text:style-name="T1092">      let resultAdvice = "";</text:span></text:p>
      <text:p text:style-name="P1093"><text:span text:style-name="T1094">      let extraNotes = "";</text:span></text:p>
      <text:p text:style-name="P1095"/>
      <text:p text:style-name="P1096"><text:span text:style-name="T1097">      // 1) Zeer gevoelige / barrière beschadigd eerste prioriteit</text:span></text:p>
      <text:p text:style-name="P1098"><text:span text:style-name="T1099">      if (scoreBarrier &gt;= 4 &amp;&amp; scoreSensitive &gt;= 5) {</text:span></text:p>
      <text:p text:style-name="P1100"><text:span text:style-name="T1101">        resultTitle = "Zeer gevoelige huid met verstoorde huidbarrière";</text:span></text:p>
      <text:p text:style-name="P1102"><text:span text:style-name="T1103">        resultBadge = "Extra gevoelig";</text:span></text:p>
      <text:p text:style-name="P1104"><text:span text:style-name="T1105">        resultSummary =</text:span></text:p>
      <text:p text:style-name="P1106"><text:span text:style-name="T1107">          "Je huid reageert snel met roodheid, trekkerig gevoel of jeuk. De beschermlaag (huidbarrière) is waarschijnlijk wat uit balans, waardoor je huid snel kan overprikkeld raken.";</text:span></text:p>
      <text:p text:style-name="P1108"><text:span text:style-name="T1109">        resultAdvice =</text:span></text:p>
      <text:p text:style-name="P1110"><text:span text:style-name="T1111">          "&lt;ul&gt;" +</text:span></text:p>
      <text:p text:style-name="P1112"><text:span text:style-name="T1113">          "&lt;li&gt;Gebruik een &lt;strong&gt;milde, parfumvrije cleanser&lt;/strong&gt; (geen schuimende of agressieve reiniger).&lt;/li&gt;" +</text:span></text:p>
      <text:p text:style-name="P1114"><text:span text:style-name="T1115">          "&lt;li&gt;Kies een crème met &lt;strong&gt;ceramiden, glycerine en/of sheaboter&lt;/strong&gt; om de huidbarrière te herstellen.&lt;/li&gt;" +</text:span></text:p>
      <text:p text:style-name="P1116"><text:span text:style-name="T1117">          "&lt;li&gt;Vermijd scrubs, alcoholdoekjes en sterke zuren zolang je huid zo gevoelig is.&lt;/li&gt;" +</text:span></text:p>
      <text:p text:style-name="P1118"><text:span text:style-name="T1119">          "&lt;li&gt;Was je gezicht maximaal &lt;strong&gt;2× per dag&lt;/strong&gt; met lauwwarm water.&lt;/li&gt;" +</text:span></text:p>
      <text:p text:style-name="P1120"><text:span text:style-name="T1121">          "&lt;li&gt;Let op triggers zoals parfum, harde reinigers en wissel van producten niet te vaak.&lt;/li&gt;" +</text:span></text:p>
      <text:p text:style-name="P1122"><text:span text:style-name="T1123">          "&lt;/ul&gt;";</text:span></text:p>
      <text:p text:style-name="P1124"><text:span text:style-name="T1125">        extraNotes =</text:span></text:p>
      <text:p text:style-name="P1126"><text:span text:style-name="T1127">          "Bij heftige of aanhoudende klachten (veel jeuk, eczeem, pijn) is het slim om een huisarts of dermatoloog mee te laten kijken.";</text:span></text:p>
      <text:p text:style-name="P1128"/>
      <text:p text:style-name="P1129"><text:span text:style-name="T1130">      // 2) Acne door stress / hormonen</text:span></text:p>
      <text:p text:style-name="P1131"><text:span text:style-name="T1132">      } else if (scoreAcne &gt;= 3 &amp;&amp; scoreStress &gt;= 2) {</text:span></text:p>
      <text:p text:style-name="P1133"><text:span text:style-name="T1134">        resultTitle = "Acnegevoelige huid met invloed van stress en hormonen";</text:span></text:p>
      <text:p text:style-name="P1135"><text:span text:style-name="T1136">        resultBadge = "Puistjes &amp; stress";</text:span></text:p>
      <text:p text:style-name="P1137"><text:span text:style-name="T1138">        resultSummary =</text:span></text:p>
      <text:p text:style-name="P1139"><text:span text:style-name="T1140">          "Je huid is gevoelig voor puistjes en mee-eters, en je antwoorden laten zien dat stress en hormonen waarschijnlijk een grote rol spelen.";</text:span></text:p>
      <text:p text:style-name="P1141"><text:span text:style-name="T1142">        resultAdvice =</text:span></text:p>
      <text:p text:style-name="P1143"><text:span text:style-name="T1144">          "&lt;ul&gt;" +</text:span></text:p>
      <text:p text:style-name="P1145"><text:span text:style-name="T1146">          "&lt;li&gt;Reinig je gezicht &lt;strong&gt;2× per dag&lt;/strong&gt; met een milde, niet-uitdrogende cleanser.&lt;/li&gt;" +</text:span></text:p>
      <text:p text:style-name="P1147"><text:span text:style-name="T1148">          "&lt;li&gt;Kies voor een lichte, &lt;strong&gt;niet-comedogene&lt;/strong&gt; (niet-verstoppende) moisturizer.&lt;/li&gt;" +</text:span></text:p>
      <text:p text:style-name="P1149"><text:span text:style-name="T1150">          "&lt;li&gt;Eventueel rustig starten met een product met &lt;strong&gt;salicylzuur (BHA)&lt;/strong&gt; op de T-zone of plekken met puistjes.&lt;/li&gt;" +</text:span></text:p>
      <text:p text:style-name="P1151"><text:span text:style-name="T1152">          "&lt;li&gt;Probeer stress te verminderen (slaap, beweging, pauzes) – je huid reageert daar vaak goed op.&lt;/li&gt;" +</text:span></text:p>
      <text:p text:style-name="P1153"><text:span text:style-name="T1154">          "&lt;li&gt;Raak puistjes zo min mogelijk aan (niet uitknijpen) om littekens en extra roodheid te voorkomen.&lt;/li&gt;" +</text:span></text:p>
      <text:p text:style-name="P1155"><text:span text:style-name="T1156">          "&lt;/ul&gt;";</text:span></text:p>
      <text:p text:style-name="P1157"><text:span text:style-name="T1158">        extraNotes =</text:span></text:p>
      <text:p text:style-name="P1159"><text:span text:style-name="T1160">          "Blijft de acne hevig of heb je veel pijnlijke onderhuidse bultjes? Dan is advies van een huisarts of dermatoloog verstandig.";</text:span></text:p>
      <text:p text:style-name="P1161"/>
      <text:p text:style-name="P1162"><text:span text:style-name="T1163">      // 3) Onzuiverheden door gewoontes</text:span></text:p>
      <text:p text:style-name="P1164"><text:span text:style-name="T1165">      } else if (scoreHabits &gt;= 4 &amp;&amp; scoreAcne &gt;= 2) {</text:span></text:p>
      <text:p text:style-name="P1166"><text:span text:style-name="T1167">        resultTitle = "Onzuivere huid door gewoontes en huidverzorging";</text:span></text:p>
      <text:p text:style-name="P1168"><text:span text:style-name="T1169">        resultBadge = "Huid &amp; gewoontes";</text:span></text:p>
      <text:p text:style-name="P1170"><text:span text:style-name="T1171">        resultSummary =</text:span></text:p>
      <text:p text:style-name="P1172"><text:span text:style-name="T1173">          "Je huid lijkt gevoelig voor puistjes en verstopte poriën, en je antwoorden laten zien dat bepaalde gewoontes (veel aanraken, make-up, reinigen) waarschijnlijk meespelen.";</text:span></text:p>
      <text:p text:style-name="P1174"><text:span text:style-name="T1175">        resultAdvice =</text:span></text:p>
      <text:p text:style-name="P1176"><text:span text:style-name="T1177">          "&lt;ul&gt;" +</text:span></text:p>
      <text:p text:style-name="P1178"><text:span text:style-name="T1179">          "&lt;li&gt;Probeer je gezicht &lt;strong&gt;minder vaak aan te raken&lt;/strong&gt; en niet te steunen op je handen.&lt;/li&gt;" +</text:span></text:p>
      <text:p text:style-name="P1180"><text:span text:style-name="T1181">          "&lt;li&gt;Reinig je gezicht &lt;strong&gt;elke avond&lt;/strong&gt; goed, zeker als je make-up draagt.&lt;/li&gt;" +</text:span></text:p>
      <text:p text:style-name="P1182"><text:span text:style-name="T1183">          "&lt;li&gt;Maak kwasten, sponzen en andere tools &lt;strong&gt;regelmatig schoon&lt;/strong&gt;.&lt;/li&gt;" +</text:span></text:p>
      <text:p text:style-name="P1184"><text:span text:style-name="T1185">          "&lt;li&gt;Kies voor luchtige, &lt;strong&gt;niet-comedogene&lt;/strong&gt; producten.&lt;/li&gt;" +</text:span></text:p>
      <text:p text:style-name="P1186"><text:span text:style-name="T1187">          "&lt;li&gt;Was je gezicht liever niet vaker dan &lt;strong&gt;2× per dag&lt;/strong&gt; om je huidbarrière niet te beschadigen.&lt;/li&gt;" +</text:span></text:p>
      <text:p text:style-name="P1188"><text:span text:style-name="T1189">          "&lt;/ul&gt;";</text:span></text:p>
      <text:p text:style-name="P1190"><text:span text:style-name="T1191">        extraNotes =</text:span></text:p>
      <text:p text:style-name="P1192"><text:span text:style-name="T1193">          "Met kleine aanpassingen in je routine kun je vaak al snel verschil zien in hoe rustig en helder je huid oogt.";</text:span></text:p>
      <text:p text:style-name="P1194"/>
      <text:p text:style-name="P1195"><text:span text:style-name="T1196">      // 4) Droge / gedehydrateerde huid</text:span></text:p>
      <text:p text:style-name="P1197"><text:span text:style-name="T1198">      } else if (primaryType === "droog") {</text:span></text:p>
      <text:p text:style-name="P1199"><text:span text:style-name="T1200">        resultTitle = "Droge of gedehydrateerde huid";</text:span></text:p>
      <text:p text:style-name="P1201"><text:span text:style-name="T1202">        resultBadge = "Droge huid";</text:span></text:p>
      <text:p text:style-name="P1203"><text:span text:style-name="T1204">        resultSummary =</text:span></text:p>
      <text:p text:style-name="P1205"><text:span text:style-name="T1206">          "Je huid voelt vaak trekkerig of droog aan. De natuurlijke beschermlaag en het vochtgehalte kunnen wat lager zijn, waardoor je huid snel strak of schilferig wordt.";</text:span></text:p>
      <text:p text:style-name="P1207"><text:span text:style-name="T1208">        resultAdvice =</text:span></text:p>
      <text:p text:style-name="P1209"><text:span text:style-name="T1210">          "&lt;ul&gt;" +</text:span></text:p>
      <text:p text:style-name="P1211"><text:span text:style-name="T1212">          "&lt;li&gt;Gebruik een &lt;strong&gt;zachte, niet-schuimende cleanser&lt;/strong&gt; zonder alcohol en veel parfum.&lt;/li&gt;" +</text:span></text:p>
      <text:p text:style-name="P1213"><text:span text:style-name="T1214">          "&lt;li&gt;Breng na het reinigen een &lt;strong&gt;hydraterend serum&lt;/strong&gt; aan met bijvoorbeeld hyaluronzuur.&lt;/li&gt;" +</text:span></text:p>
      <text:p text:style-name="P1215"><text:span text:style-name="T1216">          "&lt;li&gt;Gebruik een voedende crème met &lt;strong&gt;ceramiden, sheaboter of plantaardige oliën&lt;/strong&gt;.&lt;/li&gt;" +</text:span></text:p>
      <text:p text:style-name="P1217"><text:span text:style-name="T1218">          "&lt;li&gt;Vermijd te heet douchen en hard wrijven met handdoeken.&lt;/li&gt;" +</text:span></text:p>
      <text:p text:style-name="P1219"><text:span text:style-name="T1220">          "&lt;li&gt;Eventueel: 's avonds een wat rijkere crème dan overdag.&lt;/li&gt;" +</text:span></text:p>
      <text:p text:style-name="P1221"><text:span text:style-name="T1222">          "&lt;/ul&gt;";</text:span></text:p>
      <text:p text:style-name="P1223"><text:span text:style-name="T1224">        extraNotes =</text:span></text:p>
      <text:p text:style-name="P1225"><text:span text:style-name="T1226">          "Een zachte aanpak en voldoende hydratatie helpen om je huid comfortabeler en minder trekkerig te laten voelen.";</text:span></text:p>
      <text:p text:style-name="P1227"/>
      <text:p text:style-name="P1228"><text:span text:style-name="T1229">      // 5) Gemengde huid</text:span></text:p>
      <text:p text:style-name="P1230"><text:span text:style-name="T1231">      } else if (primaryType === "gemengd") {</text:span></text:p>
      <text:p text:style-name="P1232"><text:span text:style-name="T1233">        resultTitle = "Gemengde huid (T-zone vet, wangen gevoeliger)";</text:span></text:p>
      <text:p text:style-name="P1234"><text:span text:style-name="T1235">        resultBadge = "Gemengde huid";</text:span></text:p>
      <text:p text:style-name="P1236"><text:span text:style-name="T1237">        resultSummary =</text:span></text:p>
      <text:p text:style-name="P1238"><text:span text:style-name="T1239">          "Je huid lijkt gemengd: de T-zone wordt sneller vet of onzuiver, terwijl wangen vaak neutraler of juist gevoeliger/droger aanvoelen.";</text:span></text:p>
      <text:p text:style-name="P1240"><text:span text:style-name="T1241">        resultAdvice =</text:span></text:p>
      <text:p text:style-name="P1242"><text:span text:style-name="T1243">          "&lt;ul&gt;" +</text:span></text:p>
      <text:p text:style-name="P1244"><text:span text:style-name="T1245">          "&lt;li&gt;Reinig 2× per dag met een &lt;strong&gt;milde cleanser&lt;/strong&gt; die niet te hard ontvet.&lt;/li&gt;" +</text:span></text:p>
      <text:p text:style-name="P1246"><text:span text:style-name="T1247">          "&lt;li&gt;Gebruik een &lt;strong&gt;lichte moisturizer&lt;/strong&gt; op je T-zone, en eventueel een iets rijkere crème op de wangen.&lt;/li&gt;" +</text:span></text:p>
      <text:p text:style-name="P1248"><text:span text:style-name="T1249">          "&lt;li&gt;Indien nodig kun je een product met niacinamide gebruiken om &lt;strong&gt;glans en roodheid&lt;/strong&gt; te kalmeren.&lt;/li&gt;" +</text:span></text:p>
      <text:p text:style-name="P1250"><text:span text:style-name="T1251">          "&lt;li&gt;Scrub voorzichtig en niet te vaak, zeker als je wangen snel rood worden.&lt;/li&gt;" +</text:span></text:p>
      <text:p text:style-name="P1252"><text:span text:style-name="T1253">          "&lt;/ul&gt;";</text:span></text:p>
      <text:p text:style-name="P1254"><text:span text:style-name="T1255">        extraNotes =</text:span></text:p>
      <text:p text:style-name="P1256"><text:span text:style-name="T1257">          "Het is normaal dat je T-zone en wangen iets anders aanvoelen; met ‘gerichte’ producten per zone kun je het mooi in balans houden.";</text:span></text:p>
      <text:p text:style-name="P1258"/>
      <text:p text:style-name="P1259"><text:span text:style-name="T1260">      // 6) Vette / acnegevoelige huid</text:span></text:p>
      <text:p text:style-name="P1261"><text:span text:style-name="T1262">      } else if (primaryType === "vet" &amp;&amp; scoreAcne &gt;= 2) {</text:span></text:p>
      <text:p text:style-name="P1263"><text:span text:style-name="T1264">        resultTitle = "Vette, acnegevoelige huid";</text:span></text:p>
      <text:p text:style-name="P1265"><text:span text:style-name="T1266">        resultBadge = "Vette huid &amp; puistjes";</text:span></text:p>
      <text:p text:style-name="P1267"><text:span text:style-name="T1268">        resultSummary =</text:span></text:p>
      <text:p text:style-name="P1269"><text:span text:style-name="T1270">          "Je huid wordt sneller vet en je hebt regelmatig last van puistjes of mee-eters. Dat is heel normaal in de puberteit, maar met de juiste routine kun je het goed ondersteunen.";</text:span></text:p>
      <text:p text:style-name="P1271"><text:span text:style-name="T1272">        resultAdvice =</text:span></text:p>
      <text:p text:style-name="P1273"><text:span text:style-name="T1274">          "&lt;ul&gt;" +</text:span></text:p>
      <text:p text:style-name="P1275"><text:span text:style-name="T1276">          "&lt;li&gt;Reinig je gezicht &lt;strong&gt;2× per dag&lt;/strong&gt; met een milde, gelachtige cleanser.&lt;/li&gt;" +</text:span></text:p>
      <text:p text:style-name="P1277"><text:span text:style-name="T1278">          "&lt;li&gt;Kies voor een &lt;strong&gt;lichte, olie-vrije moisturizer&lt;/strong&gt; (niet-comedogeen).&lt;/li&gt;" +</text:span></text:p>
      <text:p text:style-name="P1279"><text:span text:style-name="T1280">          "&lt;li&gt;Overweeg een product met &lt;strong&gt;salicylzuur (BHA)&lt;/strong&gt; op plekken met puistjes of verstopte poriën.&lt;/li&gt;" +</text:span></text:p>
      <text:p text:style-name="P1281"><text:span text:style-name="T1282">          "&lt;li&gt;Vermijd agressieve scrubs en uitdrogende toners – die kunnen je huid juist extra laten glimmen.&lt;/li&gt;" +</text:span></text:p>
      <text:p text:style-name="P1283"><text:span text:style-name="T1284">          "&lt;li&gt;Raak puistjes niet uit gewoonte aan of uitknijpen om littekens te voorkomen.&lt;/li&gt;" +</text:span></text:p>
      <text:p text:style-name="P1285"><text:span text:style-name="T1286">          "&lt;/ul&gt;";</text:span></text:p>
      <text:p text:style-name="P1287"><text:span text:style-name="T1288">        extraNotes =</text:span></text:p>
      <text:p text:style-name="P1289"><text:span text:style-name="T1290">          "Blijft acne erg storend of pijnlijk, dan kan een arts of dermatoloog meekijken naar extra opties.";</text:span></text:p>
      <text:p text:style-name="P1291"/>
      <text:p text:style-name="P1292"><text:span text:style-name="T1293">      // 7) Normale maar gevoelige huid</text:span></text:p>
      <text:p text:style-name="P1294"><text:span text:style-name="T1295">      } else if (primaryType === "normaal" &amp;&amp; scoreSensitive &gt;= 3) {</text:span></text:p>
      <text:p text:style-name="P1296"><text:span text:style-name="T1297">        resultTitle = "Normale huid, maar wel snel gevoelig";</text:span></text:p>
      <text:p text:style-name="P1298"><text:span text:style-name="T1299">        resultBadge = "Gevoelige huid";</text:span></text:p>
      <text:p text:style-name="P1300"><text:span text:style-name="T1301">        resultSummary =</text:span></text:p>
      <text:p text:style-name="P1302"><text:span text:style-name="T1303">          "Je huid is in de basis redelijk in balans, maar reageert wel gevoelig op bepaalde prikkels (producten, weer, wrijving).";</text:span></text:p>
      <text:p text:style-name="P1304"><text:span text:style-name="T1305">        resultAdvice =</text:span></text:p>
      <text:p text:style-name="P1306"><text:span text:style-name="T1307">          "&lt;ul&gt;" +</text:span></text:p>
      <text:p text:style-name="P1308"><text:span text:style-name="T1309">          "&lt;li&gt;Gebruik een &lt;strong&gt;milde cleanser&lt;/strong&gt; zonder sterke parfum of alcohol.&lt;/li&gt;" +</text:span></text:p>
      <text:p text:style-name="P1310"><text:span text:style-name="T1311">          "&lt;li&gt;Kies voor een eenvoudige routine met &lt;strong&gt;weinig verschillende producten&lt;/strong&gt;.&lt;/li&gt;" +</text:span></text:p>
      <text:p text:style-name="P1312"><text:span text:style-name="T1313">          "&lt;li&gt;Ga voorzichtig om met zuren, scrubs of peelings – bouw rustig op als je die wilt gebruiken.&lt;/li&gt;" +</text:span></text:p>
      <text:p text:style-name="P1314"><text:span text:style-name="T1315">          "&lt;li&gt;Een crème met &lt;strong&gt;niacinamide en ceramiden&lt;/strong&gt; kan helpen om de huid rustig te houden.&lt;/li&gt;" +</text:span></text:p>
      <text:p text:style-name="P1316"><text:span text:style-name="T1317">          "&lt;/ul&gt;";</text:span></text:p>
      <text:p text:style-name="P1318"><text:span text:style-name="T1319">        extraNotes =</text:span></text:p>
      <text:p text:style-name="P1320"><text:span text:style-name="T1321">          "Let op wat jouw persoonlijke triggers zijn (bijvoorbeeld koude wind, bepaalde parfumsoorten) en probeer die te beperken.";</text:span></text:p>
      <text:p text:style-name="P1322"/>
      <text:p text:style-name="P1323"><text:span text:style-name="T1324">      // 8) Basis: normale huid</text:span></text:p>
      <text:p text:style-name="P1325"><text:span text:style-name="T1326">      } else {</text:span></text:p>
      <text:p text:style-name="P1327"><text:span text:style-name="T1328">        resultTitle = "Normale, redelijk in balans zijnde huid";</text:span></text:p>
      <text:p text:style-name="P1329"><text:span text:style-name="T1330">        resultBadge = "In balans";</text:span></text:p>
      <text:p text:style-name="P1331"><text:span text:style-name="T1332">        resultSummary =</text:span></text:p>
      <text:p text:style-name="P1333"><text:span text:style-name="T1334">          "Je huid lijkt over het algemeen redelijk in balans: niet extreem droog en niet extreem vet. Dat is een fijne uitgangspositie!";</text:span></text:p>
      <text:p text:style-name="P1335"><text:span text:style-name="T1336">        resultAdvice =</text:span></text:p>
      <text:p text:style-name="P1337"><text:span text:style-name="T1338">          "&lt;ul&gt;" +</text:span></text:p>
      <text:p text:style-name="P1339"><text:span text:style-name="T1340">          "&lt;li&gt;Blijf bij een &lt;strong&gt;simpele, milde routine&lt;/strong&gt;: reinigen, hydrateren, beschermen.&lt;/li&gt;" +</text:span></text:p>
      <text:p text:style-name="P1341"><text:span text:style-name="T1342">          "&lt;li&gt;Gebruik dagelijks een &lt;strong&gt;dagcrème met SPF&lt;/strong&gt; om je huid tegen UV-schade te beschermen.&lt;/li&gt;" +</text:span></text:p>
      <text:p text:style-name="P1343"><text:span text:style-name="T1344">          "&lt;li&gt;Als je soms puistjes hebt, behandel die dan plaatselijk en ga niet je hele gezicht agressief behandelen.&lt;/li&gt;" +</text:span></text:p>
      <text:p text:style-name="P1345"><text:span text:style-name="T1346">          "&lt;li&gt;Luister naar je huid: voelt het trekkerig, kies dan wat meer hydratatie; wordt het vetter, ga dan voor lichtere texturen.&lt;/li&gt;" +</text:span></text:p>
      <text:p text:style-name="P1347"><text:span text:style-name="T1348">          "&lt;/ul&gt;";</text:span></text:p>
      <text:p text:style-name="P1349"><text:span text:style-name="T1350">        extraNotes =</text:span></text:p>
      <text:p text:style-name="P1351"><text:span text:style-name="T1352">          "Met een rustige basisroutine kun je je huid gezond houden en goed inspelen op eventuele veranderingen (hormonen, seizoenen).";</text:span></text:p>
      <text:p text:style-name="P1353"><text:span text:style-name="T1354">      }</text:span></text:p>
      <text:p text:style-name="P1355"/>
      <text:p text:style-name="P1356"><text:span text:style-name="T1357">      // Resultaat tonen</text:span></text:p>
      <text:p text:style-name="P1358"><text:span text:style-name="T1359">      const html = `</text:span></text:p>
      <text:p text:style-name="P1360"><text:span text:style-name="T1361">        &lt;span class="badge"&gt;${resultBadge}&lt;/span&gt;</text:span></text:p>
      <text:p text:style-name="P1362"><text:span text:style-name="T1363">        &lt;h2&gt;${resultTitle}&lt;/h2&gt;</text:span></text:p>
      <text:p text:style-name="P1364"><text:span text:style-name="T1365">        &lt;p&gt;${resultSummary}&lt;/p&gt;</text:span></text:p>
      <text:p text:style-name="P1366"><text:span text:style-name="T1367">        &lt;h4&gt;Wat je nu kunt doen:&lt;/h4&gt;</text:span></text:p>
      <text:p text:style-name="P1368"><text:span text:style-name="T1369">        ${resultAdvice}</text:span></text:p>
      <text:p text:style-name="P1370"><text:span text:style-name="T1371">        &lt;p class="warning"&gt;${extraNotes}&lt;/p&gt;</text:span></text:p>
      <text:p text:style-name="P1372"><text:span text:style-name="T1373">        &lt;p style="font-size:0.8rem; color:#777; margin-top:8px;"&gt;</text:span></text:p>
      <text:p text:style-name="P1374"><text:span text:style-name="T1375">          Let op: deze online scan geeft een algemene indicatie en vervangt geen medisch advies.</text:span></text:p>
      <text:p text:style-name="P1376"><text:span text:style-name="T1377">        &lt;/p&gt;</text:span></text:p>
      <text:p text:style-name="P1378"><text:span text:style-name="T1379">      `;</text:span></text:p>
      <text:p text:style-name="P1380"><text:span text:style-name="T1381">      resultBox.innerHTML = html;</text:span></text:p>
      <text:p text:style-name="P1382"><text:span text:style-name="T1383">      resultBox.style.display = "block";</text:span></text:p>
      <text:p text:style-name="P1384"><text:span text:style-name="T1385">      resultBox.scrollIntoView({ behavior: "smooth", block: "start" });</text:span></text:p>
      <text:p text:style-name="P1386"><text:span text:style-name="T1387">    });</text:span></text:p>
      <text:p text:style-name="P1388"><text:span text:style-name="T1389">  &lt;/script&gt;</text:span></text:p>
      <text:p text:style-name="P1390"><text:span text:style-name="T1391">&lt;/body&gt;</text:span></text:p>
      <text:p text:style-name="P1392"><text:span text:style-name="T1393">&lt;/html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.AppleSystemUIFont" svg:font-family=".AppleSystemUIFont" style:font-family-generic="roman" svg:panose-1="0 0 0 0 0 0 0 0 0 0"/>
    <style:font-face style:name="UICTFontTextStyleBody" svg:font-family="UICTFontTextStyleBody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p1" style:display-name="p1" style:family="paragraph" style:parent-style-name="Normal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 fo:hyphenate="false"/>
    </style:style>
    <style:style style:name="p2" style:display-name="p2" style:family="paragraph" style:parent-style-name="Normal">
      <style:paragraph-properties fo:margin-bottom="0in" fo:line-height="100%"/>
      <style:text-properties style:font-name=".AppleSystemUIFont" style:font-name-complex="Times New Roman" style:letter-kerning="false" fo:font-size="13.5pt" style:font-size-asian="13.5pt" style:font-size-complex="13.5pt" fo:hyphenate="false"/>
    </style:style>
    <style:style style:name="s1" style:display-name="s1" style:family="text" style:parent-style-name="DefaultParagraphFont">
      <style:text-properties style:font-name="UICTFontTextStyleBody" fo:font-weight="normal" style:font-weight-asian="normal" style:font-weight-complex="normal" fo:font-style="normal" style:font-style-asian="normal" style:font-style-complex="normal" fo:font-size="13.5pt" style:font-size-asian="13.5pt" style:font-size-complex="13.5pt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y Heule (155502)</meta:initial-creator>
    <dc:creator>Amy Heule (155502)</dc:creator>
    <meta:creation-date>2025-11-23T16:17:00Z</meta:creation-date>
    <dc:date>2025-11-23T16:17:00Z</dc:date>
    <meta:template xlink:href="Normal.dotm" xlink:type="simple"/>
    <meta:editing-cycles>2</meta:editing-cycles>
    <meta:editing-duration>PT60S</meta:editing-duration>
    <meta:document-statistic meta:page-count="1" meta:paragraph-count="51" meta:word-count="3875" meta:character-count="25912" meta:row-count="184" meta:non-whitespace-character-count="22088"/>
  </office:meta>
</office:document-meta>
</file>